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593000003BDAA18B85E0B712F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4" style:family="paragraph" style:parent-style-name="Standard">
      <style:text-properties style:font-name="Consolas" fo:font-size="10pt" officeooo:rsid="003b6e19" officeooo:paragraph-rsid="003b6e19"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42" style:family="paragraph" style:parent-style-name="Standard">
      <style:text-properties style:font-name="Consolas" fo:font-size="9pt" style:font-size-asian="9pt" style:font-size-complex="9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44" style:family="paragraph" style:parent-style-name="Standard">
      <style:text-properties style:font-name="Consolas" fo:font-size="9pt" officeooo:paragraph-rsid="00519d91" style:font-size-asian="9pt" style:font-size-complex="9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46" style:family="paragraph" style:parent-style-name="Standard">
      <style:text-properties style:font-name="Consolas"/>
    </style:style>
    <style:style style:name="P47" style:family="paragraph" style:parent-style-name="Standard">
      <style:text-properties style:font-name="Consolas" officeooo:rsid="0048e672" officeooo:paragraph-rsid="0048e672"/>
    </style:style>
    <style:style style:name="P48" style:family="paragraph" style:parent-style-name="Text_20_body">
      <style:text-properties officeooo:rsid="0045b895" officeooo:paragraph-rsid="0045b895"/>
    </style:style>
    <style:style style:name="P49" style:family="paragraph" style:parent-style-name="Standard">
      <style:text-properties officeooo:rsid="003b6e19" officeooo:paragraph-rsid="003b6e19" fo:background-color="#ffff00"/>
    </style:style>
    <style:style style:name="P50" style:family="paragraph" style:parent-style-name="Text_20_body">
      <style:text-properties officeooo:rsid="003b6e19" officeooo:paragraph-rsid="003b6e19" fo:background-color="#ffff00"/>
    </style:style>
    <style:style style:name="P51" style:family="paragraph" style:parent-style-name="Standard">
      <style:text-properties officeooo:rsid="003ca8a6" officeooo:paragraph-rsid="003ca8a6" fo:background-color="#ffff00"/>
    </style:style>
    <style:style style:name="P52" style:family="paragraph" style:parent-style-name="Standard">
      <style:text-properties officeooo:rsid="0049c6aa" officeooo:paragraph-rsid="0049c6aa" fo:background-color="#ffff00"/>
    </style:style>
    <style:style style:name="P53" style:family="paragraph" style:parent-style-name="Text_20_body">
      <style:text-properties officeooo:rsid="0048e672" officeooo:paragraph-rsid="0048e672" fo:background-color="#ffff00"/>
    </style:style>
    <style:style style:name="P54" style:family="paragraph" style:parent-style-name="Text_20_body">
      <style:text-properties officeooo:rsid="005ae16e" officeooo:paragraph-rsid="005ae16e" fo:background-color="#ffff00"/>
    </style:style>
    <style:style style:name="P55" style:family="paragraph" style:parent-style-name="Text_20_body">
      <style:text-properties officeooo:rsid="00648bcb" officeooo:paragraph-rsid="00648bcb" fo:background-color="#ffff00"/>
    </style:style>
    <style:style style:name="P56" style:family="paragraph" style:parent-style-name="Text_20_body">
      <style:text-properties officeooo:rsid="00653ee2" officeooo:paragraph-rsid="00653ee2" fo:background-color="#ffff00"/>
    </style:style>
    <style:style style:name="P57" style:family="paragraph" style:parent-style-name="Standard">
      <style:text-properties officeooo:rsid="006eb17c" officeooo:paragraph-rsid="006eb17c" fo:background-color="#ffff00"/>
    </style:style>
    <style:style style:name="P58"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59" style:family="paragraph" style:parent-style-name="Standard">
      <style:text-properties officeooo:rsid="006d034d" fo:background-color="#ffff00"/>
    </style:style>
    <style:style style:name="P60" style:family="paragraph" style:parent-style-name="Text_20_body">
      <style:text-properties officeooo:rsid="006d034d" officeooo:paragraph-rsid="0073d508" fo:background-color="#ffff00"/>
    </style:style>
    <style:style style:name="P61"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62" style:family="paragraph" style:parent-style-name="Text_20_body">
      <style:text-properties officeooo:rsid="00358762" officeooo:paragraph-rsid="00358762"/>
    </style:style>
    <style:style style:name="P63" style:family="paragraph" style:parent-style-name="Text_20_body">
      <style:text-properties officeooo:paragraph-rsid="004661f3"/>
    </style:style>
    <style:style style:name="P64" style:family="paragraph" style:parent-style-name="Text_20_body">
      <style:text-properties officeooo:rsid="0048e672" officeooo:paragraph-rsid="0048e672"/>
    </style:style>
    <style:style style:name="P65" style:family="paragraph" style:parent-style-name="Text_20_body">
      <style:text-properties officeooo:rsid="004dd8fa" officeooo:paragraph-rsid="004dd8fa"/>
    </style:style>
    <style:style style:name="P66"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67"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68" style:family="paragraph" style:parent-style-name="Text_20_body">
      <style:text-properties officeooo:rsid="004e35e6" officeooo:paragraph-rsid="004e35e6"/>
    </style:style>
    <style:style style:name="P69" style:family="paragraph" style:parent-style-name="Text_20_body">
      <style:text-properties officeooo:rsid="004e35e6" officeooo:paragraph-rsid="004f9ee7"/>
    </style:style>
    <style:style style:name="P70" style:family="paragraph" style:parent-style-name="Standard">
      <style:text-properties officeooo:rsid="0057de8c" officeooo:paragraph-rsid="0057de8c"/>
    </style:style>
    <style:style style:name="P71" style:family="paragraph" style:parent-style-name="Text_20_body">
      <style:text-properties officeooo:rsid="0057de8c" officeooo:paragraph-rsid="0057de8c"/>
    </style:style>
    <style:style style:name="P72"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73" style:family="paragraph" style:parent-style-name="Text_20_body">
      <style:text-properties officeooo:rsid="00600d9c" officeooo:paragraph-rsid="00600d9c"/>
    </style:style>
    <style:style style:name="P74" style:family="paragraph" style:parent-style-name="Text_20_body">
      <style:text-properties officeooo:paragraph-rsid="0057de8c"/>
    </style:style>
    <style:style style:name="P75" style:family="paragraph" style:parent-style-name="Text_20_body">
      <style:text-properties officeooo:rsid="005b9f5b" officeooo:paragraph-rsid="005b9f5b"/>
    </style:style>
    <style:style style:name="P76" style:family="paragraph" style:parent-style-name="Standard">
      <style:text-properties officeooo:rsid="00647d30" officeooo:paragraph-rsid="00647d30"/>
    </style:style>
    <style:style style:name="P77"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78" style:family="paragraph" style:parent-style-name="Text_20_body">
      <style:text-properties officeooo:rsid="00647d30" officeooo:paragraph-rsid="00647d30"/>
    </style:style>
    <style:style style:name="P79" style:family="paragraph" style:parent-style-name="Text_20_body">
      <style:text-properties officeooo:rsid="00647d30" officeooo:paragraph-rsid="00653ee2"/>
    </style:style>
    <style:style style:name="P80" style:family="paragraph" style:parent-style-name="Text_20_body">
      <style:text-properties officeooo:paragraph-rsid="00600d9c"/>
    </style:style>
    <style:style style:name="P81" style:family="paragraph" style:parent-style-name="Standard">
      <style:text-properties officeooo:rsid="006a3e06" officeooo:paragraph-rsid="006b1882"/>
    </style:style>
    <style:style style:name="P82"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83" style:family="paragraph" style:parent-style-name="Text_20_body">
      <style:text-properties officeooo:rsid="006a3e06" officeooo:paragraph-rsid="006b1882"/>
    </style:style>
    <style:style style:name="P84" style:family="paragraph" style:parent-style-name="Text_20_body">
      <style:text-properties officeooo:rsid="006a3e06" officeooo:paragraph-rsid="0073d508"/>
    </style:style>
    <style:style style:name="P85" style:family="paragraph" style:parent-style-name="Text_20_body">
      <style:text-properties officeooo:rsid="006eb17c" officeooo:paragraph-rsid="006eb17c"/>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Standard">
      <style:text-properties officeooo:paragraph-rsid="007943d8"/>
    </style:style>
    <style:style style:name="P90" style:family="paragraph" style:parent-style-name="Text_20_body">
      <style:text-properties officeooo:paragraph-rsid="007943d8"/>
    </style:style>
    <style:style style:name="P91" style:family="paragraph" style:parent-style-name="Text_20_body">
      <style:text-properties officeooo:rsid="0072b6de" officeooo:paragraph-rsid="0075b53f"/>
    </style:style>
    <style:style style:name="P92" style:family="paragraph" style:parent-style-name="Text_20_body">
      <style:text-properties officeooo:rsid="0073dc01" officeooo:paragraph-rsid="007943d8"/>
    </style:style>
    <style:style style:name="P93" style:family="paragraph" style:parent-style-name="Text_20_body">
      <style:text-properties officeooo:rsid="0075b53f" officeooo:paragraph-rsid="007943d8"/>
    </style:style>
    <style:style style:name="P94" style:family="paragraph" style:parent-style-name="Text_20_body">
      <style:text-properties officeooo:rsid="00760f17" officeooo:paragraph-rsid="007943d8"/>
    </style:style>
    <style:style style:name="P95" style:family="paragraph" style:parent-style-name="Text_20_body">
      <style:text-properties officeooo:rsid="007c4822" officeooo:paragraph-rsid="007c4822"/>
    </style:style>
    <style:style style:name="P96" style:family="paragraph" style:parent-style-name="Text_20_body">
      <style:text-properties officeooo:rsid="007c4822" officeooo:paragraph-rsid="007cf6e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Heading_20_1">
      <style:text-properties officeooo:rsid="001a19c6" officeooo:paragraph-rsid="001a19c6"/>
    </style:style>
    <style:style style:name="P101" style:family="paragraph" style:parent-style-name="Heading_20_2">
      <style:text-properties officeooo:rsid="001c0d02" officeooo:paragraph-rsid="001c0d02"/>
    </style:style>
    <style:style style:name="P102" style:family="paragraph" style:parent-style-name="Heading_20_2">
      <style:text-properties officeooo:rsid="00204fe5" officeooo:paragraph-rsid="00204fe5"/>
    </style:style>
    <style:style style:name="P103" style:family="paragraph" style:parent-style-name="Heading_20_2">
      <style:text-properties officeooo:rsid="002528a1" officeooo:paragraph-rsid="002528a1"/>
    </style:style>
    <style:style style:name="P104" style:family="paragraph" style:parent-style-name="Heading_20_2">
      <style:text-properties officeooo:rsid="0032c484" officeooo:paragraph-rsid="0032c484"/>
    </style:style>
    <style:style style:name="P105" style:family="paragraph" style:parent-style-name="Heading_20_2">
      <style:text-properties officeooo:rsid="0045b895" officeooo:paragraph-rsid="0045b895"/>
    </style:style>
    <style:style style:name="P106" style:family="paragraph" style:parent-style-name="Heading_20_2">
      <style:text-properties officeooo:rsid="004dd8fa" officeooo:paragraph-rsid="004dd8fa"/>
    </style:style>
    <style:style style:name="P107" style:family="paragraph" style:parent-style-name="Heading_20_2">
      <style:text-properties officeooo:rsid="0056cbff" officeooo:paragraph-rsid="0056cbff"/>
    </style:style>
    <style:style style:name="P108" style:family="paragraph" style:parent-style-name="Heading_20_2">
      <style:text-properties officeooo:rsid="005ef249" officeooo:paragraph-rsid="005ef249"/>
    </style:style>
    <style:style style:name="P109" style:family="paragraph" style:parent-style-name="Heading_20_2">
      <style:text-properties officeooo:rsid="00647d30" officeooo:paragraph-rsid="00647d30"/>
    </style:style>
    <style:style style:name="P110" style:family="paragraph" style:parent-style-name="Heading_20_2">
      <style:text-properties officeooo:rsid="006a3e06" officeooo:paragraph-rsid="006a3e06"/>
    </style:style>
    <style:style style:name="P111" style:family="paragraph" style:parent-style-name="Heading_20_2">
      <style:text-properties officeooo:rsid="00852c83" officeooo:paragraph-rsid="00852c83"/>
    </style:style>
    <style:style style:name="P112" style:family="paragraph" style:parent-style-name="Heading_20_3">
      <style:text-properties officeooo:paragraph-rsid="0075b53f"/>
    </style:style>
    <style:style style:name="P113" style:family="paragraph" style:parent-style-name="Standard">
      <style:text-properties officeooo:rsid="007cf6ee" officeooo:paragraph-rsid="007cf6ee"/>
    </style:style>
    <style:style style:name="P114"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15" style:family="paragraph" style:parent-style-name="Standard">
      <style:text-properties style:font-name="Consolas" fo:font-size="10pt"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117" style:family="paragraph" style:parent-style-name="Standard">
      <style:text-properties officeooo:rsid="0082cb6b" officeooo:paragraph-rsid="0082cb6b"/>
    </style:style>
    <style:style style:name="P118" style:family="paragraph" style:parent-style-name="Standard">
      <style:text-properties officeooo:rsid="0082cb6b" officeooo:paragraph-rsid="0082cb6b" fo:background-color="#ffff00"/>
    </style:style>
    <style:style style:name="P119" style:family="paragraph" style:parent-style-name="Standard">
      <style:text-properties fo:background-color="#ffff00"/>
    </style:style>
    <style:style style:name="P120" style:family="paragraph" style:parent-style-name="Text_20_body" style:list-style-name="L1">
      <style:text-properties officeooo:rsid="001e5335" officeooo:paragraph-rsid="001e5335"/>
    </style:style>
    <style:style style:name="P121" style:family="paragraph" style:parent-style-name="Text_20_body" style:list-style-name="L2">
      <style:text-properties officeooo:rsid="00204fe5" officeooo:paragraph-rsid="00204fe5"/>
    </style:style>
    <style:style style:name="P122" style:family="paragraph" style:parent-style-name="Text_20_body" style:list-style-name="L3">
      <style:text-properties officeooo:rsid="0021f1a1" officeooo:paragraph-rsid="0021f1a1"/>
    </style:style>
    <style:style style:name="P123" style:family="paragraph" style:parent-style-name="Text_20_body" style:list-style-name="L3">
      <style:text-properties officeooo:rsid="0022ebf6" officeooo:paragraph-rsid="0022ebf6"/>
    </style:style>
    <style:style style:name="P124" style:family="paragraph" style:parent-style-name="Text_20_body" style:list-style-name="L4">
      <style:text-properties officeooo:rsid="00294075" officeooo:paragraph-rsid="00294075"/>
    </style:style>
    <style:style style:name="P125" style:family="paragraph" style:parent-style-name="Text_20_body" style:list-style-name="L5">
      <style:text-properties officeooo:paragraph-rsid="007943d8"/>
    </style:style>
    <style:style style:name="P126" style:family="paragraph" style:parent-style-name="Text_20_body" style:list-style-name="L6">
      <style:text-properties officeooo:rsid="007c4822" officeooo:paragraph-rsid="007c4822"/>
    </style:style>
    <style:style style:name="P127" style:family="paragraph" style:parent-style-name="Text_20_body">
      <style:text-properties officeooo:rsid="007cf6ee" officeooo:paragraph-rsid="007cf6ee"/>
    </style:style>
    <style:style style:name="P128" style:family="paragraph" style:parent-style-name="Text_20_body">
      <style:text-properties officeooo:rsid="0080b963" officeooo:paragraph-rsid="0080b963"/>
    </style:style>
    <style:style style:name="P129" style:family="paragraph" style:parent-style-name="Text_20_body">
      <style:text-properties officeooo:rsid="0082cb6b" officeooo:paragraph-rsid="0082cb6b" fo:background-color="#ffff00"/>
    </style:style>
    <style:style style:name="P130" style:family="paragraph" style:parent-style-name="Text_20_body">
      <style:text-properties officeooo:rsid="001c0d02" officeooo:paragraph-rsid="001c0d02"/>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9" style:family="text">
      <style:text-properties fo:color="#0033b3" loext:opacity="100%" style:font-name="Consolas"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33b3" loext:opacity="100%" style:font-name="JetBrains Mono" fo:font-size="10pt" fo:font-style="normal" fo:font-weight="normal" style:font-size-asian="10pt" style:font-style-asian="normal" style:font-weight-asian="normal"/>
    </style:style>
    <style:style style:name="T13" style:family="text">
      <style:text-properties fo:color="#0033b3" loext:opacity="100%" style:font-name="Consolas" fo:font-size="10pt" fo:font-style="normal" fo:font-weight="normal" style:font-size-asian="10pt" style:font-style-asian="normal" style:font-weight-asian="normal" style:font-size-complex="10pt"/>
    </style:style>
    <style:style style:name="T14" style:family="text">
      <style:text-properties fo:color="#000000" loext:opacity="100%" fo:font-style="normal" fo:font-weight="normal" style:font-style-asian="normal" style:font-weight-asian="normal"/>
    </style:style>
    <style:style style:name="T15" style:family="text">
      <style:text-properties fo:color="#000000" loext:opacity="100%" fo:font-style="normal" fo:font-weight="normal" style:font-style-asian="normal" style:font-weight-asian="normal"/>
    </style:style>
    <style:style style:name="T16"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7" style:family="text">
      <style:text-properties fo:color="#000000" loext:opacity="100%" style:font-name="Consolas" fo:font-size="9pt" fo:font-style="normal" fo:font-weight="normal" style:font-size-asian="9pt" style:font-style-asian="normal" style:font-weight-asian="normal" style:font-size-complex="9pt"/>
    </style:style>
    <style:style style:name="T18" style:family="text">
      <style:text-properties fo:color="#000000" loext:opacity="100%" style:font-name="Consolas" fo:font-size="10pt" fo:font-style="normal" fo:font-weight="normal" style:font-size-asian="10pt" style:font-style-asian="normal" style:font-weight-asian="normal" style:font-size-complex="10pt"/>
    </style:style>
    <style:style style:name="T19" style:family="text">
      <style:text-properties fo:color="#000000" loext:opacity="100%" style:font-name="JetBrains Mono" fo:font-size="10pt" fo:font-style="normal" fo:font-weight="normal" style:font-size-asian="10pt" style:font-style-asian="normal" style:font-weight-asian="normal"/>
    </style:style>
    <style:style style:name="T20" style:family="text">
      <style:text-properties fo:color="#000000" loext:opacity="100%" style:font-name="JetBrains Mono" fo:font-size="10pt" fo:font-style="normal" fo:font-weight="normal" style:font-size-asian="10pt" style:font-style-asian="normal" style:font-weight-asian="normal"/>
    </style:style>
    <style:style style:name="T21" style:family="text">
      <style:text-properties fo:color="#000000" loext:opacity="100%" style:font-name="Consolas" fo:font-size="10pt" fo:font-style="normal" fo:font-weight="normal" style:font-size-asian="10pt" style:font-style-asian="normal" style:font-weight-asian="normal" style:font-size-complex="10pt"/>
    </style:style>
    <style:style style:name="T22" style:family="text">
      <style:text-properties fo:color="#080808" loext:opacity="100%" fo:font-style="normal" fo:font-weight="normal" style:font-style-asian="normal" style:font-weight-asian="normal"/>
    </style:style>
    <style:style style:name="T23" style:family="text">
      <style:text-properties fo:color="#080808" loext:opacity="100%" fo:font-style="normal" fo:font-weight="normal" style:font-style-asian="normal" style:font-weight-asian="normal"/>
    </style:style>
    <style:style style:name="T24" style:family="text">
      <style:text-properties fo:color="#080808" loext:opacity="100%" fo:font-style="italic" fo:font-weight="normal" style:font-style-asian="italic" style:font-weight-asian="normal"/>
    </style:style>
    <style:style style:name="T25"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6" style:family="text">
      <style:text-properties fo:color="#080808" loext:opacity="100%" style:font-name="Consolas" fo:font-size="9pt" fo:font-style="normal" fo:font-weight="normal" style:font-size-asian="9pt" style:font-style-asian="normal" style:font-weight-asian="normal" style:font-size-complex="9pt"/>
    </style:style>
    <style:style style:name="T27" style:family="text">
      <style:text-properties fo:color="#080808" loext:opacity="100%" style:font-name="Consolas" fo:font-size="10pt" fo:font-style="normal" fo:font-weight="normal" style:font-size-asian="10pt" style:font-style-asian="normal" style:font-weight-asian="normal" style:font-size-complex="10pt"/>
    </style:style>
    <style:style style:name="T28" style:family="text">
      <style:text-properties fo:color="#080808" loext:opacity="100%" style:font-name="JetBrains Mono" fo:font-size="10pt" fo:font-style="normal" fo:font-weight="normal" style:font-size-asian="10pt" style:font-style-asian="normal" style:font-weight-asian="normal"/>
    </style:style>
    <style:style style:name="T29" style:family="text">
      <style:text-properties fo:color="#080808" loext:opacity="100%" style:font-name="JetBrains Mono" fo:font-size="10pt" fo:font-style="normal" fo:font-weight="normal" style:font-size-asian="10pt" style:font-style-asian="normal" style:font-weight-asian="normal"/>
    </style:style>
    <style:style style:name="T30" style:family="text">
      <style:text-properties fo:color="#080808" loext:opacity="100%" style:font-name="Consolas" fo:font-size="10pt" fo:font-style="normal" fo:font-weight="normal" style:font-size-asian="10pt" style:font-style-asian="normal" style:font-weight-asian="normal" style:font-size-complex="10pt"/>
    </style:style>
    <style:style style:name="T31" style:family="text">
      <style:text-properties fo:color="#8c8c8c" loext:opacity="100%" fo:font-style="italic" fo:font-weight="normal" style:font-style-asian="italic" style:font-weight-asian="normal"/>
    </style:style>
    <style:style style:name="T32" style:family="text">
      <style:text-properties fo:color="#8c8c8c" loext:opacity="100%" fo:font-style="italic" fo:font-weight="normal" officeooo:rsid="0036f896" style:font-style-asian="italic" style:font-weight-asian="normal"/>
    </style:style>
    <style:style style:name="T33" style:family="text">
      <style:text-properties fo:color="#8c8c8c" loext:opacity="100%" fo:font-style="italic" fo:font-weight="normal" officeooo:rsid="00294075" style:font-style-asian="italic" style:font-weight-asian="normal"/>
    </style:style>
    <style:style style:name="T34"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35" style:family="text">
      <style:text-properties fo:color="#8c8c8c" loext:opacity="100%" style:font-name="Consolas" fo:font-size="9pt" fo:font-style="italic" fo:font-weight="normal" style:font-size-asian="9pt" style:font-style-asian="italic" style:font-weight-asian="normal" style:font-size-complex="9pt"/>
    </style:style>
    <style:style style:name="T36" style:family="text">
      <style:text-properties fo:color="#8c8c8c" loext:opacity="100%" style:font-name="Consolas" fo:font-size="10pt" fo:font-style="italic" fo:font-weight="normal" style:font-size-asian="10pt" style:font-style-asian="italic" style:font-weight-asian="normal" style:font-size-complex="10pt"/>
    </style:style>
    <style:style style:name="T37" style:family="text">
      <style:text-properties fo:color="#871094" loext:opacity="100%" fo:font-style="normal" fo:font-weight="normal" style:font-style-asian="normal" style:font-weight-asian="normal"/>
    </style:style>
    <style:style style:name="T38" style:family="text">
      <style:text-properties fo:color="#871094" loext:opacity="100%" fo:font-style="normal" fo:font-weight="normal" style:font-style-asian="normal" style:font-weight-asian="normal"/>
    </style:style>
    <style:style style:name="T39" style:family="text">
      <style:text-properties fo:color="#871094" loext:opacity="100%" fo:font-style="italic" fo:font-weight="normal" style:font-style-asian="italic" style:font-weight-asian="normal"/>
    </style:style>
    <style:style style:name="T40" style:family="text">
      <style:text-properties fo:color="#871094" loext:opacity="100%" style:font-name="JetBrains Mono" fo:font-size="10pt" fo:font-style="italic" fo:font-weight="normal" style:font-size-asian="10pt" style:font-style-asian="italic" style:font-weight-asian="normal"/>
    </style:style>
    <style:style style:name="T41" style:family="text">
      <style:text-properties fo:color="#871094" loext:opacity="100%" style:font-name="Consolas" fo:font-size="9pt" fo:font-style="normal" fo:font-weight="normal" style:font-size-asian="9pt" style:font-style-asian="normal" style:font-weight-asian="normal" style:font-size-complex="9pt"/>
    </style:style>
    <style:style style:name="T42" style:family="text">
      <style:text-properties fo:color="#871094" loext:opacity="100%" style:font-name="Consolas" fo:font-size="10pt" fo:font-style="italic" fo:font-weight="normal" style:font-size-asian="10pt" style:font-style-asian="italic" style:font-weight-asian="normal" style:font-size-complex="10pt"/>
    </style:style>
    <style:style style:name="T43" style:family="text">
      <style:text-properties fo:color="#871094" loext:opacity="100%" style:font-name="Consolas" fo:font-size="10pt" fo:font-style="normal" fo:font-weight="normal" style:font-size-asian="10pt" style:font-style-asian="normal" style:font-weight-asian="normal" style:font-size-complex="10pt"/>
    </style:style>
    <style:style style:name="T44" style:family="text">
      <style:text-properties fo:color="#871094" loext:opacity="100%" style:font-name="Consolas" fo:font-size="10pt" fo:font-style="normal" fo:font-weight="normal" style:font-size-asian="10pt" style:font-style-asian="normal" style:font-weight-asian="normal" style:font-size-complex="10pt"/>
    </style:style>
    <style:style style:name="T45" style:family="text">
      <style:text-properties fo:color="#00627a" loext:opacity="100%" fo:font-style="normal" fo:font-weight="normal" style:font-style-asian="normal" style:font-weight-asian="normal"/>
    </style:style>
    <style:style style:name="T46" style:family="text">
      <style:text-properties fo:color="#00627a" loext:opacity="100%" fo:font-style="normal" fo:font-weight="normal" style:font-style-asian="normal" style:font-weight-asian="normal"/>
    </style:style>
    <style:style style:name="T47"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8" style:family="text">
      <style:text-properties fo:color="#00627a" loext:opacity="100%" style:font-name="Consolas" fo:font-size="10pt" fo:font-style="normal" fo:font-weight="normal" style:font-size-asian="10pt" style:font-style-asian="normal" style:font-weight-asian="normal" style:font-size-complex="10pt"/>
    </style:style>
    <style:style style:name="T49" style:family="text">
      <style:text-properties fo:color="#00627a" loext:opacity="100%" style:font-name="JetBrains Mono" fo:font-size="10pt" fo:font-style="normal" fo:font-weight="normal" style:font-size-asian="10pt" style:font-style-asian="normal" style:font-weight-asian="normal"/>
    </style:style>
    <style:style style:name="T50" style:family="text">
      <style:text-properties fo:color="#00627a" loext:opacity="100%" style:font-name="JetBrains Mono" fo:font-size="10pt" fo:font-style="normal" fo:font-weight="normal" style:font-size-asian="10pt" style:font-style-asian="normal" style:font-weight-asian="normal"/>
    </style:style>
    <style:style style:name="T51" style:family="text">
      <style:text-properties fo:color="#00627a" loext:opacity="100%" style:font-name="Consolas" fo:font-size="10pt" fo:font-style="normal" fo:font-weight="normal" style:font-size-asian="10pt" style:font-style-asian="normal" style:font-weight-asian="normal" style:font-size-complex="10pt"/>
    </style:style>
    <style:style style:name="T52" style:family="text">
      <style:text-properties fo:color="#067d17" loext:opacity="100%" fo:font-style="normal" fo:font-weight="normal" style:font-style-asian="normal" style:font-weight-asian="normal"/>
    </style:style>
    <style:style style:name="T53" style:family="text">
      <style:text-properties fo:color="#067d17" loext:opacity="100%" fo:font-style="normal" fo:font-weight="normal" style:font-style-asian="normal" style:font-weight-asian="normal"/>
    </style:style>
    <style:style style:name="T54"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55" style:family="text">
      <style:text-properties fo:color="#067d17" loext:opacity="100%" style:font-name="Consolas" fo:font-size="9pt" fo:font-style="normal" fo:font-weight="normal" style:font-size-asian="9pt" style:font-style-asian="normal" style:font-weight-asian="normal" style:font-size-complex="9pt"/>
    </style:style>
    <style:style style:name="T56" style:family="text">
      <style:text-properties fo:color="#067d17" loext:opacity="100%" style:font-name="Consolas" fo:font-size="10pt" fo:font-style="normal" fo:font-weight="normal" style:font-size-asian="10pt" style:font-style-asian="normal" style:font-weight-asian="normal" style:font-size-complex="10pt"/>
    </style:style>
    <style:style style:name="T57" style:family="text">
      <style:text-properties fo:color="#067d17" loext:opacity="100%" style:font-name="JetBrains Mono" fo:font-size="10pt" fo:font-style="normal" fo:font-weight="normal" style:font-size-asian="10pt" style:font-style-asian="normal" style:font-weight-asian="normal"/>
    </style:style>
    <style:style style:name="T58" style:family="text">
      <style:text-properties fo:color="#067d17" loext:opacity="100%" style:font-name="JetBrains Mono" fo:font-size="10pt" fo:font-style="normal" fo:font-weight="normal" style:font-size-asian="10pt" style:font-style-asian="normal" style:font-weight-asian="normal"/>
    </style:style>
    <style:style style:name="T59" style:family="text">
      <style:text-properties fo:color="#9e880d" loext:opacity="100%" fo:font-style="normal" fo:font-weight="normal" style:font-style-asian="normal" style:font-weight-asian="normal"/>
    </style:style>
    <style:style style:name="T60" style:family="text">
      <style:text-properties fo:color="#9e880d" loext:opacity="100%" fo:font-style="normal" fo:font-weight="normal" style:font-style-asian="normal" style:font-weight-asian="normal"/>
    </style:style>
    <style:style style:name="T61"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62" style:family="text">
      <style:text-properties fo:color="#9e880d" loext:opacity="100%" style:font-name="Consolas" fo:font-size="9pt" fo:font-style="normal" fo:font-weight="normal" style:font-size-asian="9pt" style:font-style-asian="normal" style:font-weight-asian="normal" style:font-size-complex="9pt"/>
    </style:style>
    <style:style style:name="T63" style:family="text">
      <style:text-properties fo:color="#9e880d" loext:opacity="100%" style:font-name="Consolas" fo:font-size="10pt" fo:font-style="normal" fo:font-weight="normal" style:font-size-asian="10pt" style:font-style-asian="normal" style:font-weight-asian="normal" style:font-size-complex="10pt"/>
    </style:style>
    <style:style style:name="T64" style:family="text">
      <style:text-properties fo:color="#9e880d" loext:opacity="100%" style:font-name="JetBrains Mono" fo:font-size="10pt" fo:font-style="normal" fo:font-weight="normal" style:font-size-asian="10pt" style:font-style-asian="normal" style:font-weight-asian="normal"/>
    </style:style>
    <style:style style:name="T65" style:family="text">
      <style:text-properties fo:color="#9e880d" loext:opacity="100%" style:font-name="JetBrains Mono" fo:font-size="10pt" fo:font-style="normal" fo:font-weight="normal" style:font-size-asian="10pt" style:font-style-asian="normal" style:font-weight-asian="normal"/>
    </style:style>
    <style:style style:name="T66" style:family="text">
      <style:text-properties officeooo:rsid="00367bf4"/>
    </style:style>
    <style:style style:name="T67" style:family="text">
      <style:text-properties style:font-name="Consolas" fo:font-size="9pt" fo:background-color="transparent" loext:char-shading-value="0" style:font-size-asian="9pt" style:font-size-complex="9pt"/>
    </style:style>
    <style:style style:name="T68" style:family="text">
      <style:text-properties style:font-name="Consolas" fo:font-size="9pt" style:font-size-asian="9pt" style:font-size-complex="9pt"/>
    </style:style>
    <style:style style:name="T69" style:family="text">
      <style:text-properties style:font-name="Consolas" fo:font-size="10pt" style:font-size-asian="10pt" style:font-size-complex="10pt"/>
    </style:style>
    <style:style style:name="T70" style:family="text">
      <style:text-properties fo:color="#0037a6" loext:opacity="100%" fo:font-style="normal" fo:font-weight="normal" style:font-style-asian="normal" style:font-weight-asian="normal"/>
    </style:style>
    <style:style style:name="T71" style:family="text">
      <style:text-properties officeooo:rsid="004661f3"/>
    </style:style>
    <style:style style:name="T72" style:family="text">
      <style:text-properties officeooo:rsid="0047c517"/>
    </style:style>
    <style:style style:name="T73" style:family="text">
      <style:text-properties officeooo:rsid="004e35e6"/>
    </style:style>
    <style:style style:name="T74" style:family="text">
      <style:text-properties officeooo:rsid="004f9ee7"/>
    </style:style>
    <style:style style:name="T75" style:family="text">
      <style:text-properties style:font-name="Calibri1" fo:font-size="10.5pt" officeooo:rsid="0049c6aa" fo:background-color="transparent" loext:char-shading-value="0" style:font-size-asian="10.5pt" style:font-size-complex="10.5pt"/>
    </style:style>
    <style:style style:name="T76" style:family="text">
      <style:text-properties fo:color="#ff0000" loext:opacity="100%" fo:font-style="normal" style:text-underline-style="solid" style:text-underline-width="auto" style:text-underline-color="font-color" fo:font-weight="normal" style:font-style-asian="normal" style:font-weight-asian="normal"/>
    </style:style>
    <style:style style:name="T77" style:family="text">
      <style:text-properties officeooo:rsid="0057de8c"/>
    </style:style>
    <style:style style:name="T78" style:family="text">
      <style:text-properties officeooo:rsid="0059b4a1"/>
    </style:style>
    <style:style style:name="T79" style:family="text">
      <style:text-properties officeooo:rsid="0059baf9"/>
    </style:style>
    <style:style style:name="T80" style:family="text">
      <style:text-properties officeooo:rsid="0059ff77"/>
    </style:style>
    <style:style style:name="T81" style:family="text">
      <style:text-properties fo:color="#1750eb" loext:opacity="100%" style:font-name="JetBrains Mono" fo:font-size="10pt" fo:font-style="normal" fo:font-weight="normal" style:font-size-asian="10pt" style:font-style-asian="normal" style:font-weight-asian="normal"/>
    </style:style>
    <style:style style:name="T82" style:family="text">
      <style:text-properties fo:color="#1750eb" loext:opacity="100%" fo:font-style="normal" fo:font-weight="normal" style:font-style-asian="normal" style:font-weight-asian="normal"/>
    </style:style>
    <style:style style:name="T83" style:family="text">
      <style:text-properties fo:color="#1750eb" loext:opacity="100%" style:font-name="Consolas" fo:font-size="10pt" fo:font-style="normal" fo:font-weight="normal" style:font-size-asian="10pt" style:font-style-asian="normal" style:font-weight-asian="normal" style:font-size-complex="10pt"/>
    </style:style>
    <style:style style:name="T84" style:family="text">
      <style:text-properties officeooo:rsid="005b9f5b" fo:background-color="#ffff00" loext:char-shading-value="0"/>
    </style:style>
    <style:style style:name="T85" style:family="text">
      <style:text-properties officeooo:rsid="00600d9c"/>
    </style:style>
    <style:style style:name="T86" style:family="text">
      <style:text-properties officeooo:rsid="0062e9c8"/>
    </style:style>
    <style:style style:name="T87" style:family="text">
      <style:text-properties officeooo:rsid="006b1882"/>
    </style:style>
    <style:style style:name="T88" style:family="text">
      <style:text-properties officeooo:rsid="0073d508"/>
    </style:style>
    <style:style style:name="T89" style:family="text">
      <style:text-properties officeooo:rsid="0073dc01"/>
    </style:style>
    <style:style style:name="T90" style:family="text">
      <style:text-properties officeooo:rsid="0075b53f"/>
    </style:style>
    <style:style style:name="T91" style:family="text">
      <style:text-properties officeooo:rsid="00760f17"/>
    </style:style>
    <style:style style:name="T92" style:family="text">
      <style:text-properties officeooo:rsid="007780af"/>
    </style:style>
    <style:style style:name="T93" style:family="text">
      <style:text-properties officeooo:rsid="00779471"/>
    </style:style>
    <style:style style:name="T94" style:family="text">
      <style:text-properties officeooo:rsid="0077b41f"/>
    </style:style>
    <style:style style:name="T95" style:family="text">
      <style:text-properties officeooo:rsid="007943d8"/>
    </style:style>
    <style:style style:name="T96" style:family="text">
      <style:text-properties officeooo:rsid="007cf6ee"/>
    </style:style>
    <style:style style:name="T97" style:family="text">
      <style:text-properties officeooo:rsid="0081abb2"/>
    </style:style>
    <style:style style:name="T98" style:family="text">
      <style:text-properties officeooo:rsid="0082cb6b"/>
    </style:style>
    <style:style style:name="T99" style:family="text">
      <style:text-properties style:font-name="Consola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6"><text:a xlink:type="simple" xlink:href="#__RefHeading___Toc141_3287566265" text:style-name="Index_20_Link" text:visited-style-name="Index_20_Link">COSA SONO SPRING E SPRING BOOT<text:tab/>3</text:a></text:p>
          <text:p text:style-name="P87"><text:a xlink:type="simple" xlink:href="#__RefHeading___Toc143_3287566265" text:style-name="Index_20_Link" text:visited-style-name="Index_20_Link">DESIGN PATTERN<text:tab/>4</text:a></text:p>
          <text:p text:style-name="P87"><text:a xlink:type="simple" xlink:href="#__RefHeading___Toc145_3287566265" text:style-name="Index_20_Link" text:visited-style-name="Index_20_Link">SPRING BOOT<text:tab/>5</text:a></text:p>
          <text:p text:style-name="P87"><text:a xlink:type="simple" xlink:href="#__RefHeading___Toc147_3287566265" text:style-name="Index_20_Link" text:visited-style-name="Index_20_Link">CONFIGURAZIONE DI SPRING<text:tab/>5</text:a></text:p>
          <text:p text:style-name="P87"><text:a xlink:type="simple" xlink:href="#__RefHeading___Toc164_3287566265" text:style-name="Index_20_Link" text:visited-style-name="Index_20_Link">IOC (INVERSION OF CONTROL) E DI (DEPENDENCY INJECTION)<text:tab/>6</text:a></text:p>
          <text:p text:style-name="P87"><text:a xlink:type="simple" xlink:href="#__RefHeading___Toc813_3134831253" text:style-name="Index_20_Link" text:visited-style-name="Index_20_Link">ALTRO ESEMPIO DI DEPENDENCY INJECTION<text:tab/>9</text:a></text:p>
          <text:p text:style-name="P87"><text:a xlink:type="simple" xlink:href="#__RefHeading___Toc1534_3134831253" text:style-name="Index_20_Link" text:visited-style-name="Index_20_Link">ANNOTATION @QUALIFIER<text:tab/>11</text:a></text:p>
          <text:p text:style-name="P87"><text:a xlink:type="simple" xlink:href="#__RefHeading___Toc2419_1658249510" text:style-name="Index_20_Link" text:visited-style-name="Index_20_Link">ANNOTATION @COMPONENTSCAN<text:tab/>14</text:a></text:p>
          <text:p text:style-name="P87"><text:a xlink:type="simple" xlink:href="#__RefHeading___Toc2885_375881831" text:style-name="Index_20_Link" text:visited-style-name="Index_20_Link">ANNOTATION @SCOPE<text:tab/>16</text:a></text:p>
          <text:p text:style-name="P87"><text:a xlink:type="simple" xlink:href="#__RefHeading___Toc3116_375881831" text:style-name="Index_20_Link" text:visited-style-name="Index_20_Link">ANNOTATION @PATHVARIABLE<text:tab/>18</text:a></text:p>
          <text:p text:style-name="P87"><text:a xlink:type="simple" xlink:href="#__RefHeading___Toc3190_160948557" text:style-name="Index_20_Link" text:visited-style-name="Index_20_Link">ANNOTATION @REQUESTPARAM<text:tab/>19</text:a></text:p>
          <text:p text:style-name="P87"><text:a xlink:type="simple" xlink:href="#__RefHeading___Toc3685_3554577345" text:style-name="Index_20_Link" text:visited-style-name="Index_20_Link">ANNOTATION @CONTROLLER, @SERVICE, @REPOSITORY (MVC)<text:tab/>20</text:a></text:p>
          <text:p text:style-name="P88"><text:a xlink:type="simple" xlink:href="#__RefHeading___Toc3729_3554577345" text:style-name="Index_20_Link" text:visited-style-name="Index_20_Link">SPIEGAZIONE ESEMPIO PRECEDENTE MVC TRAMITE @CONTROLLER, @SERVICE E @REPOSITORY<text:tab/>23</text:a></text:p>
          <text:p text:style-name="P87"><text:a xlink:type="simple" xlink:href="#__RefHeading___Toc3939_2879737697" text:style-name="Index_20_Link" text:visited-style-name="Index_20_Link">ANNOTATION @RESTCONTROLLER PER ESPORRE SERVIZI REST<text:tab/>2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bookmark-start text:name="__RefHeading___Toc141_3287566265"/><text:soft-page-break/>COSA SONO 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01"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831412714" text:style-name="L1">
        <text:list-item>
          <text:p text:style-name="P120">strato di presentazione o presentation layer;</text:p>
        </text:list-item>
        <text:list-item>
          <text:p text:style-name="P120">strato di servizio o business logic layer;</text:p>
        </text:list-item>
        <text:list-item>
          <text:p text:style-name="P120">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02"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02" text:outline-level="2"><text:bookmark-start text:name="__RefHeading___Toc147_3287566265"/>CONFIGURAZIONE DI SPRING<text:bookmark-end text:name="__RefHeading___Toc147_3287566265"/></text:h>
      <text:p text:style-name="P3">La configurazione di Spring può avvenire in 3 modi:</text:p>
      <text:list xml:id="list921851172" text:style-name="L2">
        <text:list-item>
          <text:p text:style-name="P121">file .xml;</text:p>
        </text:list-item>
        <text:list-item>
          <text:p text:style-name="P121">classi di configurazione JAVA;</text:p>
        </text:list-item>
        <text:list-item>
          <text:p text:style-name="P121">annotation (che utilizzeremo in questo corso).</text:p>
        </text:list-item>
      </text:list>
      <text:p text:style-name="P13">Vediamo una lista di annotation più utilizzate in Spring:</text:p>
      <text:list xml:id="list3486505396" text:style-name="L3">
        <text:list-item>
          <text:p text:style-name="P122">@Component</text:p>
        </text:list-item>
        <text:list-item>
          <text:p text:style-name="P123">@Controller (@RestController)</text:p>
        </text:list-item>
        <text:list-item>
          <text:p text:style-name="P123">@Service</text:p>
        </text:list-item>
        <text:list-item>
          <text:p text:style-name="P123">@Repository</text:p>
        </text:list-item>
        <text:list-item>
          <text:p text:style-name="P123">@RequestParam</text:p>
        </text:list-item>
        <text:list-item>
          <text:p text:style-name="P123">@RequestMapping</text:p>
        </text:list-item>
        <text:list-item>
          <text:p text:style-name="P123">@PathVariable</text:p>
        </text:list-item>
        <text:list-item>
          <text:p text:style-name="P123">@RequestBody</text:p>
        </text:list-item>
        <text:list-item>
          <text:p text:style-name="P123">@Autowired</text:p>
        </text:list-item>
        <text:list-item>
          <text:p text:style-name="P123">@ComponentScan</text:p>
        </text:list-item>
        <text:list-item>
          <text:p text:style-name="P123">@Bean</text:p>
        </text:list-item>
        <text:list-item>
          <text:p text:style-name="P123">@Configuration</text:p>
        </text:list-item>
        <text:list-item>
          <text:p text:style-name="P123">@Size</text:p>
        </text:list-item>
        <text:list-item>
          <text:p text:style-name="P123">@Valid</text:p>
        </text:list-item>
        <text:list-item>
          <text:p text:style-name="P123">@EnableAutoConfiguration</text:p>
        </text:list-item>
        <text:list-item>
          <text:p text:style-name="P123">@SpringBootApplication</text:p>
          <text:p text:style-name="P123"/>
        </text:list-item>
      </text:list>
      <text:p text:style-name="P14"/>
      <text:h text:style-name="P103"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2684120459" text:style-name="L4">
        <text:list-item>
          <text:p text:style-name="P124">file .xml;</text:p>
        </text:list-item>
        <text:list-item>
          <text:p text:style-name="P124">classi di configurazione JAVA;</text:p>
        </text:list-item>
        <text:list-item>
          <text:p text:style-name="P124">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0"><text:span text:style-name="T6">package </text:span><text:span text:style-name="T14">dependency_injection</text:span><text:span text:style-name="T22">;</text:span><text:line-break/><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stereotype.</text:span><text:span text:style-name="T59">Component</text:span><text:span text:style-name="T22">;</text:span><text:line-break/><text:line-break/><text:span text:style-name="T31">/* Quando inizializziamo il progetto, Spring va a vedere tutte le classi</text:span><text:line-break/><text:span text:style-name="T31"> * con l'annotation @Component, ne crea un bean e lo inserisce nel suo</text:span><text:line-break/><text:span text:style-name="T31"> * cantainer</text:span><text:line-break/><text:span text:style-name="T31"> */</text:span><text:line-break/><text:span text:style-name="T59">@Component</text:span><text:line-break/><text:span text:style-name="T6">public class </text:span><text:span text:style-name="T14">Persona </text:span><text:span text:style-name="T22">{</text:span><text:line-break/><text:span text:style-name="T22"> <text:s text:c="3"/></text:span><text:span text:style-name="T14">String </text:span><text:span text:style-name="T37">nome</text:span><text:span text:style-name="T22">;</text:span><text:line-break/><text:span text:style-name="T22"> <text:s text:c="3"/></text:span><text:span text:style-name="T14">String </text:span><text:span text:style-name="T37">cognome</text:span><text:span text:style-name="T22">;</text:span><text:line-break/><text:line-break/><text:span text:style-name="T22"> <text:s text:c="3"/></text:span><text:span text:style-name="T59">@Autowired</text:span><text:line-break/><text:span text:style-name="T59"> <text:s text:c="3"/></text:span><text:span text:style-name="T14">Indirizzo </text:span><text:span text:style-name="T37">indirizzo</text:span><text:span text:style-name="T22">;</text:span><text:line-break/><text:span text:style-name="T22">}</text:span></text:p>
      <text:p text:style-name="P21"/>
      <text:p text:style-name="P21"/>
      <text:p text:style-name="P27"><text:soft-page-break/>Indirizzo.java</text:p>
      <text:p text:style-name="P27"/>
      <text:p text:style-name="P31"><text:span text:style-name="T6">package </text:span><text:span text:style-name="T14">dependency_injection</text:span><text:span text:style-name="T22">;</text:span><text:line-break/><text:span text:style-name="T6">import </text:span><text:span text:style-name="T14">org.springframework.stereotype.</text:span><text:span text:style-name="T59">Component</text:span><text:span text:style-name="T22">;</text:span></text:p>
      <text:p text:style-name="P31"><text:line-break/><text:span text:style-name="T59">@Component</text:span><text:line-break/><text:span text:style-name="T6">public class </text:span><text:span text:style-name="T14">Indirizzo </text:span><text:span text:style-name="T22">{</text:span><text:line-break/><text:span text:style-name="T22"> <text:s text:c="3"/></text:span><text:span text:style-name="T14">String </text:span><text:span text:style-name="T37">via</text:span><text:span text:style-name="T22">;</text:span><text:line-break/><text:span text:style-name="T22"> <text:s text:c="3"/></text:span><text:span text:style-name="T14">Integer </text:span><text:span text:style-name="T37">civico</text:span><text:span text:style-name="T22">;</text:span><text:line-break/><text:span text:style-name="T22">}</text:span></text:p>
      <text:p text:style-name="P20"/>
      <text:p text:style-name="P20"/>
      <text:p text:style-name="P20"/>
      <text:p text:style-name="P28">MainDependencyInjection.java</text:p>
      <text:p text:style-name="P27"/>
      <text:p text:style-name="P32"><text:span text:style-name="T6">package </text:span><text:span text:style-name="T14">com.example.Corso_Spring_Hibernate</text:span><text:span text:style-name="T22">;</text:span><text:line-break/><text:line-break/><text:span text:style-name="T6">import </text:span><text:span text:style-name="T14">dependency_injection.Persona</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boot.SpringApplication</text:span><text:span text:style-name="T22">;</text:span><text:line-break/><text:span text:style-name="T6">import </text:span><text:span text:style-name="T14">org.springframework.boot.autoconfigure.</text:span><text:span text:style-name="T59">SpringBootApplication</text:span><text:span text:style-name="T22">;</text:span><text:line-break/><text:line-break/><text:span text:style-name="T59">@SpringBootApplication</text:span><text:line-break/><text:span text:style-name="T6">public class </text:span><text:span text:style-name="T14">CorsoSpringHibernateApplication </text:span><text:span text:style-name="T22">{</text:span><text:line-break/><text:line-break/> <text:s text:c="3"/><text:span text:style-name="T31">/* L'annotation @Autowired va sopra la dichiarazione</text:span><text:line-break/><text:span text:style-name="T31"> <text:s text:c="3"/>* dell'istanza di una classe annotata precedentemente</text:span><text:line-break/><text:span text:style-name="T31"> <text:s text:c="3"/>* con l'annotation @Component </text:span><text:span text:style-name="T32">(vale anche per classi</text:span></text:p>
      <text:p text:style-name="P32"><text:span text:style-name="T32"><text:s text:c="4"/>* annotate con @</text:span><text:span text:style-name="T33">Controller(@RestController), @Service,</text:span></text:p>
      <text:p text:style-name="P32"><text:span text:style-name="T33"><text:s text:c="4"/>* o @Repository</text:span><text:span text:style-name="T32">)</text:span><text:span text:style-name="T31">. In questo modo non abbiamo bisogno </text:span><text:line-break/><text:span text:style-name="T31"> <text:s text:c="3"/>* di inizializzare l'istanza con new,</text:span><text:line-break/><text:span text:style-name="T31"> <text:s text:c="3"/>* dato che lo fa già Spring dietro le quinte */</text:span><text:line-break/><text:span text:style-name="T31"> <text:s text:c="3"/></text:span><text:span text:style-name="T59">@Autowired</text:span><text:line-break/><text:span text:style-name="T59"> <text:s text:c="3"/></text:span><text:span text:style-name="T6">static </text:span><text:span text:style-name="T14">Persona </text:span><text:span text:style-name="T39">p</text:span><text:span text:style-name="T22">;</text:span><text:line-break/><text:span text:style-name="T22"><text:tab/></text:span><text:line-break/><text:span text:style-name="T22"> <text:s text:c="3"/></text:span><text:span text:style-name="T6">public static void </text:span><text:span text:style-name="T45">main</text:span><text:span text:style-name="T22">(</text:span><text:span text:style-name="T14">String</text:span><text:span text:style-name="T22">[] args) {</text:span><text:line-break/><text:span text:style-name="T22"> <text:s text:c="7"/></text:span><text:span text:style-name="T14">SpringApplication</text:span><text:span text:style-name="T22">.</text:span><text:span text:style-name="T24">run</text:span><text:span text:style-name="T22">(</text:span><text:span text:style-name="T14">CorsoSpringHibernateApplication</text:span><text:span text:style-name="T22">.</text:span><text:span text:style-name="T6">class</text:span><text:span text:style-name="T22">, args);</text:span><text:line-break/><text:span text:style-name="T22"> <text:s text:c="7"/></text:span><text:span text:style-name="T39">p</text:span><text:span text:style-name="T22">.</text:span><text:span text:style-name="T37">nome </text:span><text:span text:style-name="T22">= </text:span><text:span text:style-name="T52">""</text:span><text:span text:style-name="T22">;</text:span><text:line-break/><text:span text:style-name="T22"> <text:s text:c="7"/></text:span><text:span text:style-name="T39">p</text:span><text:span text:style-name="T22">.</text:span><text:span text:style-name="T37">cognome </text:span><text:span text:style-name="T22">= </text:span><text:span text:style-name="T52">""</text:span><text:span text:style-name="T22">;</text:span><text:line-break/> <text:s text:c="3"/><text:span text:style-name="T22">}</text:span><text:line-break/><text:span text:style-name="T22">}</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04" text:outline-level="2"><text:bookmark-start text:name="__RefHeading___Toc813_3134831253"/><text:soft-page-break/>ALTRO ESEMPIO DI DEPENDENCY INJECTION<text:bookmark-end text:name="__RefHeading___Toc813_3134831253"/></text:h>
      <text:p text:style-name="P62">Nel paragrafo precedente abbiamo visto come avviene la dependency injection quando annotiamo una classe con @Component. Lo stesso principio vale per @Controller(@RestController), @Service e @Repository.</text:p>
      <text:p text:style-name="P62">Abbiamo però anche un altro tipo di dependency injection, che serve perlopiù a configurare <text:span text:style-name="T66">e fa riferimento ad uno dei 3 modi per configurare Spring </text:span>(o per meglio dire, il container di Spring), <text:span text:style-name="T66">ossia il metodo con</text:span> le annotation. Configurare attraverso le annotation, si intende utilizzando l’annotation @Bean su metodi di classi di configurazione, opportunamente annotate con @Configuration. <text:s text:c="24"/><text:span text:style-name="T66">Vediamo un esempio:</text:span></text:p>
      <text:p text:style-name="P50">Veicolo.java</text:p>
      <text:p text:style-name="P33"><text:span text:style-name="T6">package </text:span><text:span text:style-name="T14">com.example.Corso_Spring_Hibernate.dependency_injection</text:span><text:span text:style-name="T22">;</text:span><text:line-break/><text:line-break/><text:span text:style-name="T6">public class </text:span><text:span text:style-name="T14">Veicolo </text:span><text:span text:style-name="T22">{</text:span><text:line-break/><text:span text:style-name="T22"> <text:s text:c="3"/></text:span><text:span text:style-name="T14">String </text:span><text:span text:style-name="T37">nomeMarca</text:span><text:span text:style-name="T22">;</text:span><text:line-break/><text:span text:style-name="T22"> <text:s text:c="3"/></text:span><text:span text:style-name="T14">String </text:span><text:span text:style-name="T37">nomeModello</text:span><text:span text:style-name="T22">;</text:span><text:line-break/><text:line-break/><text:span text:style-name="T22"> <text:s text:c="3"/></text:span><text:span text:style-name="T6">public </text:span><text:span text:style-name="T14">String </text:span><text:span text:style-name="T45">getNomeMarca</text:span><text:span text:style-name="T22">() {</text:span><text:line-break/><text:span text:style-name="T22"> <text:s text:c="7"/></text:span><text:span text:style-name="T6">return </text:span><text:span text:style-name="T37">nomeMarca</text:span><text:span text:style-name="T22">;</text:span><text:line-break/><text:span text:style-name="T22"> <text:s text:c="3"/>}</text:span><text:line-break/><text:line-break/><text:span text:style-name="T22"> <text:s text:c="3"/></text:span><text:span text:style-name="T6">public void </text:span><text:span text:style-name="T45">setNomeMarca</text:span><text:span text:style-name="T22">(</text:span><text:span text:style-name="T14">String </text:span><text:span text:style-name="T22">nomeMarca) {</text:span><text:line-break/><text:span text:style-name="T22"> <text:s text:c="7"/></text:span><text:span text:style-name="T6">this</text:span><text:span text:style-name="T22">.</text:span><text:span text:style-name="T37">nomeMarca </text:span><text:span text:style-name="T22">= nomeMarca;</text:span><text:line-break/><text:span text:style-name="T22"> <text:s text:c="3"/>}</text:span><text:line-break/><text:line-break/><text:span text:style-name="T22"> <text:s text:c="3"/></text:span><text:span text:style-name="T6">public </text:span><text:span text:style-name="T14">String </text:span><text:span text:style-name="T45">getNomeModello</text:span><text:span text:style-name="T22">() {</text:span><text:line-break/><text:span text:style-name="T22"> <text:s text:c="7"/></text:span><text:span text:style-name="T6">return </text:span><text:span text:style-name="T37">nomeModello</text:span><text:span text:style-name="T22">;</text:span><text:line-break/><text:span text:style-name="T22"> <text:s text:c="3"/>}</text:span><text:line-break/><text:line-break/><text:span text:style-name="T22"> <text:s text:c="3"/></text:span><text:span text:style-name="T6">public void </text:span><text:span text:style-name="T45">setNomeModello</text:span><text:span text:style-name="T22">(</text:span><text:span text:style-name="T14">String </text:span><text:span text:style-name="T22">nomeModello) {</text:span><text:line-break/><text:span text:style-name="T22"> <text:s text:c="7"/></text:span><text:span text:style-name="T6">this</text:span><text:span text:style-name="T22">.</text:span><text:span text:style-name="T37">nomeModello </text:span><text:span text:style-name="T22">= nomeModello;</text:span><text:line-break/><text:span text:style-name="T22"> <text:s text:c="3"/>}</text:span><text:line-break/><text:span text:style-name="T22">}</text:span></text:p>
      <text:p text:style-name="P49"/>
      <text:p text:style-name="P49"/>
      <text:p text:style-name="P49">VeicoloConfiguration.java</text:p>
      <text:p text:style-name="P49"/>
      <text:p text:style-name="P61"><text:span text:style-name="T8">package </text:span><text:span text:style-name="T16">com.example.Corso_Spring_Hibernate.dependency_injection</text:span><text:span text:style-name="T25">;</text:span><text:span text:style-name="T67"><text:line-break/><text:line-break/></text:span><text:span text:style-name="T8">import </text:span><text:span text:style-name="T16">org.springframework.context.annotation.</text:span><text:span text:style-name="T61">Bean</text:span><text:span text:style-name="T25">;</text:span><text:span text:style-name="T67"><text:line-break/></text:span><text:span text:style-name="T8">import </text:span><text:span text:style-name="T16">org.springframework.context.annotation.</text:span><text:span text:style-name="T61">Configuration</text:span><text:span text:style-name="T25">;</text:span><text:span text:style-name="T67"><text:line-break/><text:line-break/></text:span><text:span text:style-name="T61">@Configuration</text:span><text:span text:style-name="T67"><text:line-break/></text:span><text:span text:style-name="T8">public class </text:span><text:span text:style-name="T16">VeicoloConfiguration </text:span><text:span text:style-name="T25">{</text:span><text:span text:style-name="T67"><text:line-break/><text:line-break/></text:span><text:span text:style-name="T25"> <text:s text:c="3"/></text:span><text:span text:style-name="T34">/*All'interno di una classe di configurazione (annotata con @Configuration)</text:span><text:span text:style-name="T67"><text:line-break/></text:span><text:span text:style-name="T34"> <text:s text:c="5"/>si devono creare uno, o più metodi, annotati con @Bean che generano delle classi.</text:span><text:span text:style-name="T67"><text:line-break/></text:span><text:span text:style-name="T34"> <text:s text:c="5"/>All'interno del metodo, o dei metodi, si configura la classe che devono restituire*/</text:span><text:span text:style-name="T67"><text:line-break/></text:span><text:span text:style-name="T34"> <text:s text:c="3"/></text:span><text:span text:style-name="T61">@Bean</text:span><text:span text:style-name="T67"><text:line-break/></text:span><text:span text:style-name="T61"> <text:s text:c="3"/></text:span><text:span text:style-name="T8">public </text:span><text:span text:style-name="T16">Veicolo </text:span><text:span text:style-name="T47">configuraVeicolo</text:span><text:span text:style-name="T25">(){</text:span><text:span text:style-name="T67"><text:line-break/></text:span><text:span text:style-name="T25"> <text:s text:c="7"/></text:span><text:span text:style-name="T16">Veicolo veicolo </text:span><text:span text:style-name="T25">= </text:span><text:span text:style-name="T8">new </text:span><text:span text:style-name="T25">Veicolo();</text:span><text:span text:style-name="T67"><text:line-break/></text:span><text:span text:style-name="T25"> <text:s text:c="7"/></text:span><text:span text:style-name="T16">veicolo</text:span><text:span text:style-name="T25">.setNomeMarca(</text:span><text:span text:style-name="T54">"Citroen"</text:span><text:span text:style-name="T25">);</text:span><text:span text:style-name="T67"><text:line-break/></text:span><text:span text:style-name="T25"> <text:s text:c="7"/></text:span><text:span text:style-name="T16">veicolo</text:span><text:span text:style-name="T25">.setNomeModello(</text:span><text:span text:style-name="T54">"C1"</text:span><text:span text:style-name="T25">);</text:span><text:span text:style-name="T67"><text:line-break/></text:span><text:span text:style-name="T25"> <text:s text:c="7"/></text:span><text:span text:style-name="T8">return </text:span><text:span text:style-name="T16">veicolo</text:span><text:span text:style-name="T25">;</text:span><text:span text:style-name="T67"><text:line-break/></text:span><text:span text:style-name="T25"> <text:s text:c="3"/>}</text:span><text:span text:style-name="T67"><text:line-break/></text:span><text:span text:style-name="T25">}</text:span></text:p>
      <text:p text:style-name="P51"><text:soft-page-break/>CorsoSpringHibernateApplication.java</text:p>
      <text:p text:style-name="Standard"/>
      <text:p text:style-name="P40"><text:span text:style-name="T6">package </text:span><text:span text:style-name="T14">com.example.Corso_Spring_Hibernate</text:span><text:span text:style-name="T22">;</text:span><text:line-break/><text:line-break/><text:span text:style-name="T6">import </text:span><text:span text:style-name="T14">com.example.Corso_Spring_Hibernate.dependency_injection.Persona</text:span><text:span text:style-name="T22">;</text:span><text:line-break/><text:span text:style-name="T6">import </text:span><text:span text:style-name="T14">com.example.Corso_Spring_Hibernate.dependency_injection.Veicolo</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boot.SpringApplication</text:span><text:span text:style-name="T22">;</text:span><text:line-break/><text:span text:style-name="T6">import </text:span><text:span text:style-name="T14">org.springframework.boot.autoconfigure.</text:span><text:span text:style-name="T59">SpringBootApplication</text:span><text:span text:style-name="T22">;</text:span><text:line-break/><text:span text:style-name="T6">import </text:span><text:span text:style-name="T14">org.springframework.stereotype.</text:span><text:span text:style-name="T59">Controller</text:span><text:span text:style-name="T22">;</text:span><text:line-break/><text:span text:style-name="T6">import </text:span><text:span text:style-name="T14">org.springframework.web.bind.annotation.</text:span><text:span text:style-name="T59">RequestMapping</text:span><text:span text:style-name="T22">;</text:span><text:line-break/><text:line-break/><text:span text:style-name="T59">@SpringBootApplication</text:span><text:line-break/><text:span text:style-name="T59">@Controller</text:span><text:line-break/><text:span text:style-name="T59">@RequestMapping</text:span><text:span text:style-name="T22">(</text:span><text:span text:style-name="T52">"/"</text:span><text:span text:style-name="T22">)</text:span><text:line-break/><text:span text:style-name="T6">public class </text:span><text:span text:style-name="T14">CorsoSpringHibernateApplication </text:span><text:span text:style-name="T22">{</text:span><text:line-break/><text:line-break/><text:span text:style-name="T22"> <text:s text:c="3"/></text:span><text:span text:style-name="T31">/* L'annotation @Autowired va sopra la dichiarazione</text:span><text:line-break/> <text:s text:c="3"/><text:span text:style-name="T31">* dell'istanza di una classe annotata precedentemente</text:span><text:line-break/> <text:s text:c="3"/><text:span text:style-name="T31">* con l'annotation @Component (vale anche per classi</text:span><text:line-break/> <text:s text:c="3"/><text:span text:style-name="T31">* annotate con @Controller(@RestController), @Service,</text:span><text:line-break/> <text:s text:c="3"/><text:span text:style-name="T31">* o @Repository). In questo modo non abbiamo bisogno</text:span><text:line-break/> <text:s text:c="3"/><text:span text:style-name="T31">* di inizializzare l'istanza con new,</text:span><text:line-break/> <text:s text:c="3"/><text:span text:style-name="T31">* dato che lo fa già Spring dietro le quinte */</text:span><text:line-break/><text:span text:style-name="T31"> <text:s text:c="3"/></text:span><text:span text:style-name="T59">@Autowired</text:span><text:line-break/><text:span text:style-name="T59"> <text:s text:c="3"/></text:span><text:span text:style-name="T14">Persona </text:span><text:span text:style-name="T37">p</text:span><text:span text:style-name="T22">;</text:span><text:line-break/><text:line-break/><text:span text:style-name="T22"> <text:s text:c="3"/></text:span><text:span text:style-name="T31">/*In questo caso, invece, l'annotation @Autowired sta</text:span><text:line-break/> <text:s text:c="3"/><text:span text:style-name="T31">* sopra la dichiarazione dell'istanza di una classe</text:span><text:line-break/> <text:s text:c="3"/><text:span text:style-name="T31">* che è stata configurata mediante un metodo @Bean</text:span><text:line-break/> <text:s text:c="3"/><text:span text:style-name="T31">* all'interno di una classe annotata con @Configuration */</text:span><text:line-break/><text:span text:style-name="T31"> <text:s text:c="3"/></text:span><text:span text:style-name="T59">@Autowired</text:span></text:p>
      <text:p text:style-name="P40"><text:span text:style-name="T59"><text:s text:c="4"/></text:span><text:span text:style-name="T14">Veicolo </text:span><text:span text:style-name="T37">v</text:span><text:span text:style-name="T22">;</text:span><text:line-break/><text:line-break/><text:span text:style-name="T22"> <text:s text:c="3"/></text:span><text:span text:style-name="T6">public static void </text:span><text:span text:style-name="T45">main</text:span><text:span text:style-name="T22">(</text:span><text:span text:style-name="T14">String</text:span><text:span text:style-name="T22">[] args) {</text:span><text:line-break/><text:span text:style-name="T22"> <text:s text:c="7"/></text:span><text:span text:style-name="T14">SpringApplication</text:span><text:span text:style-name="T22">.</text:span><text:span text:style-name="T24">run</text:span><text:span text:style-name="T22">(</text:span><text:span text:style-name="T14">CorsoSpringHibernateApplication</text:span><text:span text:style-name="T22">.</text:span><text:span text:style-name="T6">class</text:span><text:span text:style-name="T22">, args);</text:span><text:line-break/> <text:s text:c="3"/><text:span text:style-name="T22">}</text:span><text:line-break/><text:line-break/><text:span text:style-name="T22"> <text:s text:c="3"/></text:span><text:span text:style-name="T59">@RequestMapping</text:span><text:span text:style-name="T22">(</text:span><text:span text:style-name="T52">"/"</text:span><text:span text:style-name="T22">)</text:span><text:line-break/><text:span text:style-name="T22"> <text:s text:c="3"/></text:span><text:span text:style-name="T6">public void </text:span><text:span text:style-name="T45">stampaVeicolo</text:span><text:span text:style-name="T22">(){</text:span><text:line-break/><text:span text:style-name="T22"> <text:s text:c="7"/></text:span><text:span text:style-name="T14">System</text:span><text:span text:style-name="T22">.</text:span><text:span text:style-name="T39">out</text:span><text:span text:style-name="T22">.println(</text:span><text:span text:style-name="T52">"nome marca = " </text:span><text:span text:style-name="T22">+ </text:span><text:span text:style-name="T37">v</text:span><text:span text:style-name="T22">.getNomeMarca() + </text:span><text:span text:style-name="T52">"</text:span><text:span text:style-name="T70">\n</text:span><text:span text:style-name="T52">" </text:span><text:span text:style-name="T22">+</text:span><text:line-break/><text:span text:style-name="T22"><text:tab/> <text:s text:c="15"/></text:span><text:span text:style-name="T52">"nome modello = " </text:span><text:span text:style-name="T22">+ </text:span><text:span text:style-name="T37">v</text:span><text:span text:style-name="T22">.getNomeModello());</text:span><text:line-break/> <text:s text:c="3"/><text:span text:style-name="T22">}</text:span><text:line-break/><text:span text:style-name="T22">}</text:span></text:p>
      <text:p text:style-name="P39"/>
      <text:p text:style-name="P34"/>
      <text:p text:style-name="P62"/>
      <text:p text:style-name="P62"><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62"/>
      <text:p text:style-name="P62"/>
      <text:p text:style-name="P62"/>
      <text:p text:style-name="P62"/>
      <text:p text:style-name="P62"/>
      <text:p text:style-name="P62"/>
      <text:p text:style-name="P62"/>
      <text:p text:style-name="P62"><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62"/>
      <text:p text:style-name="P62"/>
      <text:p text:style-name="P62"/>
      <text:p text:style-name="P62"/>
      <text:p text:style-name="P62"/>
      <text:p text:style-name="P62"/>
      <text:p text:style-name="P62"><text:s/></text:p>
      <text:h text:style-name="P105" text:outline-level="2"><text:bookmark-start text:name="__RefHeading___Toc1534_3134831253"/>ANNOTATION @QUALIFIER<text:bookmark-end text:name="__RefHeading___Toc1534_3134831253"/></text:h>
      <text:p text:style-name="P48">Nel paragrafo precedente abbiamo visto un esempio di configurazione mediante una classe con l’annotation @Configuration, dove abbiamo definito un metodo @Bean che restituisce un oggetto di tipo Veicolo. <text:span text:style-name="T71">In seguito, tramite @Autowired, abbiamo recuperato i dati dell’oggetto di tipo Veicolo e li abbiamo stampati.</text:span></text:p>
      <text:p text:style-name="P63"><text:span text:style-name="T71">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72">Per questo motivo ci viene in aiuto l’annotation @Qualifier, tramite il quale è possibile assegnare un nome ad ogni metodo @Bean, in modo da poterli distinguere.</text:span></text:p>
      <text:p text:style-name="P64">Vediamo un esempio:</text:p>
      <text:p text:style-name="P53">Veicolo.java</text:p>
      <text:p text:style-name="P35"><text:span text:style-name="T6">package </text:span><text:span text:style-name="T14">com.example.Corso_Spring_Hibernate.dependency_injection</text:span><text:span text:style-name="T22">;</text:span><text:line-break/><text:line-break/><text:span text:style-name="T6">public class </text:span><text:span text:style-name="T14">Veicolo </text:span><text:span text:style-name="T22">{</text:span><text:line-break/><text:span text:style-name="T22"> <text:s text:c="3"/></text:span><text:span text:style-name="T14">String </text:span><text:span text:style-name="T37">nomeMarca</text:span><text:span text:style-name="T22">;</text:span><text:line-break/><text:span text:style-name="T22"> <text:s text:c="3"/></text:span><text:span text:style-name="T14">String </text:span><text:span text:style-name="T37">nomeModello</text:span><text:span text:style-name="T22">;</text:span><text:line-break/><text:line-break/><text:span text:style-name="T22"> <text:s text:c="3"/></text:span><text:span text:style-name="T6">public </text:span><text:span text:style-name="T14">String </text:span><text:span text:style-name="T45">getNomeMarca</text:span><text:span text:style-name="T22">() {</text:span><text:line-break/><text:span text:style-name="T22"> <text:s text:c="7"/></text:span><text:span text:style-name="T6">return </text:span><text:span text:style-name="T37">nomeMarca</text:span><text:span text:style-name="T22">;</text:span><text:line-break/><text:span text:style-name="T22"> <text:s text:c="3"/>}</text:span><text:line-break/><text:line-break/><text:span text:style-name="T22"> <text:s text:c="3"/></text:span><text:span text:style-name="T6">public void </text:span><text:span text:style-name="T45">setNomeMarca</text:span><text:span text:style-name="T22">(</text:span><text:span text:style-name="T14">String </text:span><text:span text:style-name="T22">nomeMarca) {</text:span><text:line-break/><text:span text:style-name="T22"> <text:s text:c="7"/></text:span><text:span text:style-name="T6">this</text:span><text:span text:style-name="T22">.</text:span><text:span text:style-name="T37">nomeMarca </text:span><text:span text:style-name="T22">= nomeMarca;</text:span><text:line-break/><text:span text:style-name="T22"> <text:s text:c="3"/>}</text:span><text:line-break/><text:line-break/><text:span text:style-name="T22"> <text:s text:c="3"/></text:span><text:span text:style-name="T6">public </text:span><text:span text:style-name="T14">String </text:span><text:span text:style-name="T45">getNomeModello</text:span><text:span text:style-name="T22">() {</text:span><text:line-break/><text:span text:style-name="T22"> <text:s text:c="7"/></text:span><text:span text:style-name="T6">return </text:span><text:span text:style-name="T37">nomeModello</text:span><text:span text:style-name="T22">;</text:span><text:line-break/><text:span text:style-name="T22"> <text:s text:c="3"/>}</text:span><text:line-break/><text:line-break/><text:span text:style-name="T22"> <text:s text:c="3"/></text:span><text:span text:style-name="T6">public void </text:span><text:span text:style-name="T45">setNomeModello</text:span><text:span text:style-name="T22">(</text:span><text:span text:style-name="T14">String </text:span><text:span text:style-name="T22">nomeModello) {</text:span><text:line-break/><text:span text:style-name="T22"> <text:s text:c="7"/></text:span><text:span text:style-name="T6">this</text:span><text:span text:style-name="T22">.</text:span><text:span text:style-name="T37">nomeModello </text:span><text:span text:style-name="T22">= nomeModello;</text:span><text:line-break/><text:span text:style-name="T22"> <text:s text:c="3"/>}</text:span><text:line-break/><text:span text:style-name="T22">}</text:span><text:line-break/></text:p>
      <text:p text:style-name="P52"><text:soft-page-break/>VeicoloConfiguration.java</text:p>
      <text:p text:style-name="Standard"/>
      <text:p text:style-name="P41"><text:span text:style-name="T6">package </text:span><text:span text:style-name="T14">com.example.Corso_Spring_Hibernate.dependency_injection</text:span><text:span text:style-name="T22">;</text:span><text:line-break/><text:line-break/><text:span text:style-name="T6">import </text:span><text:span text:style-name="T14">org.springframework.beans.factory.annotation.</text:span><text:span text:style-name="T59">Qualifier</text:span><text:span text:style-name="T22">;</text:span><text:line-break/><text:span text:style-name="T6">import </text:span><text:span text:style-name="T14">org.springframework.context.annotation.</text:span><text:span text:style-name="T59">Bean</text:span><text:span text:style-name="T22">;</text:span><text:line-break/><text:span text:style-name="T6">import </text:span><text:span text:style-name="T14">org.springframework.context.annotation.</text:span><text:span text:style-name="T59">Configuration</text:span><text:span text:style-name="T22">;</text:span><text:line-break/><text:line-break/><text:span text:style-name="T59">@Configuration</text:span><text:line-break/><text:span text:style-name="T6">public class </text:span><text:span text:style-name="T14">VeicoloConfiguration </text:span><text:span text:style-name="T22">{</text:span><text:line-break/><text:line-break/><text:span text:style-name="T22"> <text:s text:c="3"/></text:span><text:span text:style-name="T31">/*All'interno di una classe di configurazione (annotata con @Configuration)</text:span><text:line-break/><text:span text:style-name="T31"> <text:s text:c="5"/>si devono creare uno, o più metodi, annotati con @Bean che generano delle classi.</text:span><text:line-break/><text:span text:style-name="T31"> <text:s text:c="5"/>All'interno del metodo, o dei metodi, si configura la classe che devono restituire*/</text:span><text:line-break/><text:span text:style-name="T31"> <text:s text:c="3"/></text:span><text:span text:style-name="T59">@Bean</text:span><text:line-break/><text:span text:style-name="T59"> <text:s text:c="3"/>@Qualifier</text:span><text:span text:style-name="T22">(</text:span><text:span text:style-name="T52">"1"</text:span><text:span text:style-name="T22">)</text:span><text:line-break/><text:span text:style-name="T22"> <text:s text:c="3"/></text:span><text:span text:style-name="T6">public </text:span><text:span text:style-name="T14">Veicolo </text:span><text:span text:style-name="T45">configuraVeicolo</text:span><text:span text:style-name="T22">(){</text:span><text:line-break/><text:span text:style-name="T22"> <text:s text:c="7"/></text:span><text:span text:style-name="T14">Veicolo veicolo </text:span><text:span text:style-name="T22">= </text:span><text:span text:style-name="T6">new </text:span><text:span text:style-name="T22">Veicolo();</text:span><text:line-break/><text:span text:style-name="T22"> <text:s text:c="7"/></text:span><text:span text:style-name="T14">veicolo</text:span><text:span text:style-name="T22">.setNomeMarca(</text:span><text:span text:style-name="T52">"Citroen"</text:span><text:span text:style-name="T22">);</text:span><text:line-break/><text:span text:style-name="T22"> <text:s text:c="7"/></text:span><text:span text:style-name="T14">veicolo</text:span><text:span text:style-name="T22">.setNomeModello(</text:span><text:span text:style-name="T52">"C1"</text:span><text:span text:style-name="T22">);</text:span><text:line-break/><text:span text:style-name="T22"> <text:s text:c="7"/></text:span><text:span text:style-name="T6">return </text:span><text:span text:style-name="T14">veicolo</text:span><text:span text:style-name="T22">;</text:span><text:line-break/><text:span text:style-name="T22"> <text:s text:c="3"/>}</text:span><text:line-break/><text:line-break/><text:span text:style-name="T22"> <text:s text:c="3"/></text:span><text:span text:style-name="T59">@Bean</text:span><text:line-break/><text:span text:style-name="T59"> <text:s text:c="3"/>@Qualifier</text:span><text:span text:style-name="T22">(</text:span><text:span text:style-name="T52">"2"</text:span><text:span text:style-name="T22">)</text:span><text:line-break/><text:span text:style-name="T22"> <text:s text:c="3"/></text:span><text:span text:style-name="T6">public </text:span><text:span text:style-name="T14">Veicolo </text:span><text:span text:style-name="T45">configuraVeicolo2</text:span><text:span text:style-name="T22">(){</text:span><text:line-break/><text:span text:style-name="T22"> <text:s text:c="7"/></text:span><text:span text:style-name="T14">Veicolo veicolo </text:span><text:span text:style-name="T22">= </text:span><text:span text:style-name="T6">new </text:span><text:span text:style-name="T22">Veicolo();</text:span><text:line-break/><text:span text:style-name="T22"> <text:s text:c="7"/></text:span><text:span text:style-name="T14">veicolo</text:span><text:span text:style-name="T22">.setNomeMarca(</text:span><text:span text:style-name="T52">"Fiat"</text:span><text:span text:style-name="T22">);</text:span><text:line-break/><text:span text:style-name="T22"> <text:s text:c="7"/></text:span><text:span text:style-name="T14">veicolo</text:span><text:span text:style-name="T22">.setNomeModello(</text:span><text:span text:style-name="T52">"Panda"</text:span><text:span text:style-name="T22">);</text:span><text:line-break/><text:span text:style-name="T22"> <text:s text:c="7"/></text:span><text:span text:style-name="T6">return </text:span><text:span text:style-name="T14">veicolo</text:span><text:span text:style-name="T22">;</text:span><text:line-break/><text:span text:style-name="T22"> <text:s text:c="3"/>}</text:span><text:line-break/><text:span text:style-name="T22">}</text:span></text:p>
      <text:p text:style-name="P46"/>
      <text:p text:style-name="P46"/>
      <text:p text:style-name="P8">CorsoSpringHibernateApplication.java</text:p>
      <text:p text:style-name="P42"/>
      <text:p text:style-name="P43"><text:span text:style-name="T6">package </text:span><text:span text:style-name="T14">com.example.Corso_Spring_Hibernate</text:span><text:span text:style-name="T22">;</text:span><text:line-break/><text:line-break/><text:span text:style-name="T6">import </text:span><text:span text:style-name="T14">com.example.Corso_Spring_Hibernate.dependency_injection.Persona</text:span><text:span text:style-name="T22">;</text:span><text:line-break/><text:span text:style-name="T6">import </text:span><text:span text:style-name="T14">com.example.Corso_Spring_Hibernate.dependency_injection.Veicolo</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beans.factory.annotation.</text:span><text:span text:style-name="T59">Qualifier</text:span><text:span text:style-name="T22">;</text:span><text:line-break/><text:span text:style-name="T6">import </text:span><text:span text:style-name="T14">org.springframework.boot.SpringApplication</text:span><text:span text:style-name="T22">;</text:span><text:line-break/><text:span text:style-name="T6">import </text:span><text:span text:style-name="T14">org.springframework.boot.autoconfigure.</text:span><text:span text:style-name="T59">SpringBootApplication</text:span><text:span text:style-name="T22">;</text:span><text:line-break/><text:span text:style-name="T6">import </text:span><text:span text:style-name="T14">org.springframework.stereotype.</text:span><text:span text:style-name="T59">Controller</text:span><text:span text:style-name="T22">;</text:span><text:line-break/><text:span text:style-name="T6">import </text:span><text:span text:style-name="T14">org.springframework.web.bind.annotation.</text:span><text:span text:style-name="T59">RequestMapping</text:span><text:span text:style-name="T22">;</text:span><text:line-break/><text:line-break/><text:span text:style-name="T59">@SpringBootApplication</text:span><text:line-break/><text:span text:style-name="T59">@Controller</text:span><text:line-break/><text:span text:style-name="T59">@RequestMapping</text:span><text:span text:style-name="T22">(</text:span><text:span text:style-name="T52">"/"</text:span><text:span text:style-name="T22">)</text:span><text:line-break/><text:span text:style-name="T6">public class </text:span><text:span text:style-name="T14">CorsoSpringHibernateApplication </text:span><text:span text:style-name="T22">{</text:span><text:line-break/><text:line-break/><text:span text:style-name="T22"> <text:s text:c="3"/></text:span><text:span text:style-name="T31">/* L'annotation @Autowired va sopra la dichiarazione</text:span><text:line-break/> <text:s text:c="3"/><text:span text:style-name="T31">* dell'istanza di una classe annotata precedentemente</text:span><text:line-break/> <text:s text:c="3"/><text:span text:style-name="T31">* con l'annotation @Component (vale anche per classi</text:span><text:line-break/> <text:s text:c="3"/><text:span text:style-name="T31">* annotate con @Controller(@RestController), @Service,</text:span><text:line-break/> <text:s text:c="3"/><text:span text:style-name="T31">* o @Repository). In questo modo non abbiamo bisogno</text:span><text:line-break/> <text:s text:c="3"/><text:span text:style-name="T31">* di inizializzare l'istanza con new,</text:span><text:line-break/> <text:s text:c="3"/><text:span text:style-name="T31">* dato che lo fa già Spring dietro le quinte */</text:span><text:line-break/><text:span text:style-name="T31"> <text:s text:c="3"/></text:span><text:span text:style-name="T59">@Autowired</text:span><text:line-break/><text:span text:style-name="T59"> <text:s text:c="3"/></text:span><text:span text:style-name="T14">Persona </text:span><text:span text:style-name="T37">p</text:span><text:span text:style-name="T22">;</text:span></text:p>
      <text:p text:style-name="P24"/>
      <text:p text:style-name="P24"/>
      <text:p text:style-name="P43"><text:line-break/><text:line-break/><text:soft-page-break/><text:span text:style-name="T22"> <text:s text:c="3"/></text:span><text:span text:style-name="T31">/*In questo caso, invece, l'annotation @Autowired sta</text:span><text:line-break/> <text:s text:c="3"/><text:span text:style-name="T31">* sopra la dichiarazione dell'istanza di una classe</text:span><text:line-break/> <text:s text:c="3"/><text:span text:style-name="T31">* che è stata configurata mediante un metodo @Bean</text:span><text:line-break/> <text:s text:c="3"/><text:span text:style-name="T31">* all'interno di una classe annotata con @Configuration */</text:span><text:line-break/><text:span text:style-name="T31"> <text:s text:c="3"/></text:span><text:span text:style-name="T59">@Autowired</text:span><text:line-break/> <text:s text:c="3"/><text:span text:style-name="T59">@Qualifier</text:span><text:span text:style-name="T22">(</text:span><text:span text:style-name="T52">"1"</text:span><text:span text:style-name="T22">)</text:span></text:p>
      <text:p text:style-name="P43"><text:span text:style-name="T22"><text:s text:c="4"/></text:span><text:span text:style-name="T14">Veicolo </text:span><text:span text:style-name="T37">v</text:span><text:span text:style-name="T22">;</text:span><text:line-break/><text:line-break/><text:span text:style-name="T22"> <text:s text:c="3"/></text:span><text:span text:style-name="T59">@Autowired</text:span><text:line-break/> <text:s text:c="3"/><text:span text:style-name="T59">@Qualifier</text:span><text:span text:style-name="T22">(</text:span><text:span text:style-name="T52">"2"</text:span><text:span text:style-name="T22">)</text:span><text:line-break/><text:span text:style-name="T22"> <text:s text:c="3"/></text:span><text:span text:style-name="T14">Veicolo </text:span><text:span text:style-name="T37">v2</text:span><text:span text:style-name="T22">;</text:span><text:line-break/><text:line-break/><text:span text:style-name="T22"> <text:s text:c="3"/></text:span><text:span text:style-name="T6">public static void </text:span><text:span text:style-name="T45">main</text:span><text:span text:style-name="T22">(</text:span><text:span text:style-name="T14">String</text:span><text:span text:style-name="T22">[] args) {</text:span><text:line-break/><text:span text:style-name="T22"> <text:s text:c="7"/></text:span><text:span text:style-name="T14">SpringApplication</text:span><text:span text:style-name="T22">.</text:span><text:span text:style-name="T24">run</text:span><text:span text:style-name="T22">(</text:span><text:span text:style-name="T14">CorsoSpringHibernateApplication</text:span><text:span text:style-name="T22">.</text:span><text:span text:style-name="T6">class</text:span><text:span text:style-name="T22">, args);</text:span><text:line-break/> <text:s text:c="3"/><text:span text:style-name="T22">}</text:span><text:line-break/><text:line-break/><text:span text:style-name="T22"> <text:s text:c="3"/></text:span><text:span text:style-name="T59">@RequestMapping</text:span><text:span text:style-name="T22">(</text:span><text:span text:style-name="T52">"/"</text:span><text:span text:style-name="T22">)</text:span><text:line-break/><text:span text:style-name="T22"> <text:s text:c="3"/></text:span><text:span text:style-name="T6">public void </text:span><text:span text:style-name="T45">stampaVeicolo</text:span><text:span text:style-name="T22">(){</text:span><text:line-break/><text:span text:style-name="T22"> <text:s text:c="7"/></text:span><text:span text:style-name="T14">System</text:span><text:span text:style-name="T22">.</text:span><text:span text:style-name="T39">out</text:span><text:span text:style-name="T22">.println(</text:span><text:span text:style-name="T52">"</text:span><text:span text:style-name="T70">\n</text:span><text:span text:style-name="T52">nome marca veicolo 1 = " </text:span><text:span text:style-name="T22">+ </text:span><text:span text:style-name="T37">v</text:span><text:span text:style-name="T22">.getNomeMarca() + </text:span><text:span text:style-name="T52">"</text:span><text:span text:style-name="T70">\n</text:span><text:span text:style-name="T52">" </text:span><text:span text:style-name="T22">+</text:span><text:line-break/><text:span text:style-name="T22"><text:tab/><text:tab/> <text:s text:c="3"/></text:span><text:span text:style-name="T52">"nome modello veicolo 1 = " </text:span><text:span text:style-name="T22">+ </text:span><text:span text:style-name="T37">v</text:span><text:span text:style-name="T22">.getNomeModello() + </text:span><text:span text:style-name="T52">"</text:span><text:span text:style-name="T70">\n</text:span><text:span text:style-name="T52">"</text:span><text:span text:style-name="T22">);</text:span><text:line-break/><text:line-break/><text:span text:style-name="T22"> <text:s text:c="7"/></text:span><text:span text:style-name="T14">System</text:span><text:span text:style-name="T22">.</text:span><text:span text:style-name="T39">out</text:span><text:span text:style-name="T22">.println(</text:span><text:span text:style-name="T52">"nome marca veicolo 2 = " </text:span><text:span text:style-name="T22">+ </text:span><text:span text:style-name="T37">v2</text:span><text:span text:style-name="T22">.getNomeMarca() + </text:span><text:span text:style-name="T52">"</text:span><text:span text:style-name="T70">\n</text:span><text:span text:style-name="T52">" </text:span><text:span text:style-name="T22">+</text:span><text:line-break/><text:span text:style-name="T22"><text:tab/><text:tab/> <text:s text:c="3"/></text:span><text:span text:style-name="T52">"nome modello veicolo 2 = " </text:span><text:span text:style-name="T22">+ </text:span><text:span text:style-name="T37">v2</text:span><text:span text:style-name="T22">.getNomeModello() + </text:span><text:span text:style-name="T52">"</text:span><text:span text:style-name="T70">\n</text:span><text:span text:style-name="T52">"</text:span><text:span text:style-name="T22">);</text:span><text:line-break/> <text:s text:c="3"/><text:span text:style-name="T22">}</text:span><text:line-break/><text:span text:style-name="T22">}</text:span></text:p>
      <text:p text:style-name="P42"/>
      <text:p text:style-name="P47"/>
      <text:p text:style-name="P47"><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6" text:outline-level="2"><text:bookmark-start text:name="__RefHeading___Toc2419_1658249510"/><text:soft-page-break/>ANNOTATION @COMPONENTSCAN<text:bookmark-end text:name="__RefHeading___Toc2419_1658249510"/></text:h>
      <text:p text:style-name="P65">Quando eseguiamo un applicazione creata il framework Spring, quest’ultimo <text:span text:style-name="T73">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68">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69">Per fare un esempio, possiamo creare un package “prova” senza classi al suo interno. Se inseriamo l’annotation @ComponentScan <text:span text:style-name="T74">(con il path del package creato tra parentesi)</text:span> nella classe dell’esempio precedente <text:span text:style-name="T74">(</text:span><text:span text:style-name="T75">CorsoSpringHibernateApplication.java</text:span><text:span text:style-name="T74">)</text:span>, dove abbiamo istanziato <text:span text:style-name="T74">Persona e Veicolo tramite @Autowired, Spring ci restituisce errore perché non riesce a trovare le classi Persona e Veicolo di cui richiediamo un’istanza.</text:span></text:p>
      <text:p text:style-name="P69"/>
      <text:p text:style-name="P47"><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text:p>
      <text:p text:style-name="P47"/>
      <text:p text:style-name="P47"/>
      <text:p text:style-name="P47"/>
      <text:p text:style-name="P47"/>
      <text:p text:style-name="P9">CorsoSpringHibernateApplication.java</text:p>
      <text:p text:style-name="P44"/>
      <text:p text:style-name="P45"><text:span text:style-name="T6">package </text:span><text:span text:style-name="T14">com.example.Corso_Spring_Hibernate</text:span><text:span text:style-name="T22">;</text:span><text:line-break/><text:line-break/><text:span text:style-name="T6">import </text:span><text:span text:style-name="T14">com.example.Corso_Spring_Hibernate.dependency_injection.Persona</text:span><text:span text:style-name="T22">;</text:span><text:line-break/><text:span text:style-name="T6">import </text:span><text:span text:style-name="T14">com.example.Corso_Spring_Hibernate.dependency_injection.Veicolo</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beans.factory.annotation.</text:span><text:span text:style-name="T59">Qualifier</text:span><text:span text:style-name="T22">;</text:span><text:line-break/><text:span text:style-name="T6">import </text:span><text:span text:style-name="T14">org.springframework.boot.SpringApplication</text:span><text:span text:style-name="T22">;</text:span><text:line-break/><text:span text:style-name="T6">import </text:span><text:span text:style-name="T14">org.springframework.boot.autoconfigure.</text:span><text:span text:style-name="T59">SpringBootApplication</text:span><text:span text:style-name="T22">;</text:span><text:line-break/><text:span text:style-name="T6">import </text:span><text:span text:style-name="T14">org.springframework.stereotype.</text:span><text:span text:style-name="T59">Controller</text:span><text:span text:style-name="T22">;</text:span><text:line-break/><text:span text:style-name="T6">import </text:span><text:span text:style-name="T14">org.springframework.web.bind.annotation.</text:span><text:span text:style-name="T59">RequestMapping</text:span><text:span text:style-name="T22">;</text:span><text:line-break/><text:line-break/><text:span text:style-name="T59">@SpringBootApplication</text:span><text:line-break/><text:span text:style-name="T59">@Controller</text:span><text:line-break/><text:span text:style-name="T59">@RequestMapping</text:span><text:span text:style-name="T22">(</text:span><text:span text:style-name="T52">"/"</text:span><text:span text:style-name="T22">)</text:span></text:p>
      <text:p text:style-name="P66"><text:span text:style-name="T62">@ComponentScan</text:span><text:span text:style-name="T26">(</text:span><text:span text:style-name="T55">"com.example.Corso_Spring_Hibernate.prova"</text:span><text:span text:style-name="T26">)</text:span><text:span text:style-name="T68"><text:line-break/></text:span><text:span text:style-name="T9">public class </text:span><text:span text:style-name="T17">CorsoSpringHibernateApplication </text:span><text:span text:style-name="T26">{</text:span><text:span text:style-name="T68"><text:line-break/></text:span></text:p>
      <text:p text:style-name="P66"><text:soft-page-break/><text:span text:style-name="T68"><text:line-break/></text:span><text:span text:style-name="T26"> <text:s text:c="3"/></text:span><text:span text:style-name="T35">/* L'annotation @Autowired va sopra la dichiarazione</text:span><text:span text:style-name="T68"><text:line-break/> <text:s text:c="3"/></text:span><text:span text:style-name="T35">* dell'istanza di una classe annotata precedentemente</text:span><text:span text:style-name="T68"><text:line-break/> <text:s text:c="3"/></text:span><text:span text:style-name="T35">* con l'annotation @Component (vale anche per classi</text:span><text:span text:style-name="T68"><text:line-break/> <text:s text:c="3"/></text:span><text:span text:style-name="T35">* annotate con @Controller(@RestController), @Service,</text:span><text:span text:style-name="T68"><text:line-break/> <text:s text:c="3"/></text:span><text:span text:style-name="T35">* o @Repository). In questo modo non abbiamo bisogno</text:span><text:span text:style-name="T68"><text:line-break/> <text:s text:c="3"/></text:span><text:span text:style-name="T35">* di inizializzare l'istanza con new,</text:span><text:span text:style-name="T68"><text:line-break/> <text:s text:c="3"/></text:span><text:span text:style-name="T35">* dato che lo fa già Spring dietro le quinte */</text:span><text:span text:style-name="T68"><text:line-break/></text:span><text:span text:style-name="T35"> <text:s text:c="3"/></text:span><text:span text:style-name="T62">@Autowired</text:span><text:span text:style-name="T68"><text:line-break/></text:span><text:span text:style-name="T62"> <text:s text:c="3"/></text:span><text:span text:style-name="T17">Persona </text:span><text:span text:style-name="T41">p</text:span><text:span text:style-name="T26">;</text:span></text:p>
      <text:p text:style-name="P25"/>
      <text:p text:style-name="P25"/>
      <text:p text:style-name="P45"><text:line-break/><text:line-break/><text:span text:style-name="T22"> <text:s text:c="3"/></text:span><text:span text:style-name="T31">/*In questo caso, invece, l'annotation @Autowired sta</text:span><text:line-break/> <text:s text:c="3"/><text:span text:style-name="T31">* sopra la dichiarazione dell'istanza di una classe</text:span><text:line-break/> <text:s text:c="3"/><text:span text:style-name="T31">* che è stata configurata mediante un metodo @Bean</text:span><text:line-break/> <text:s text:c="3"/><text:span text:style-name="T31">* all'interno di una classe annotata con @Configuration */</text:span><text:line-break/><text:span text:style-name="T31"> <text:s text:c="3"/></text:span><text:span text:style-name="T59">@Autowired</text:span><text:line-break/> <text:s text:c="3"/><text:span text:style-name="T59">@Qualifier</text:span><text:span text:style-name="T22">(</text:span><text:span text:style-name="T52">"1"</text:span><text:span text:style-name="T22">)</text:span></text:p>
      <text:p text:style-name="P45"><text:span text:style-name="T22"><text:s text:c="4"/></text:span><text:span text:style-name="T14">Veicolo </text:span><text:span text:style-name="T37">v</text:span><text:span text:style-name="T22">;</text:span><text:line-break/><text:line-break/><text:span text:style-name="T22"> <text:s text:c="3"/></text:span><text:span text:style-name="T59">@Autowired</text:span><text:line-break/> <text:s text:c="3"/><text:span text:style-name="T59">@Qualifier</text:span><text:span text:style-name="T22">(</text:span><text:span text:style-name="T52">"2"</text:span><text:span text:style-name="T22">)</text:span><text:line-break/><text:span text:style-name="T22"> <text:s text:c="3"/></text:span><text:span text:style-name="T14">Veicolo </text:span><text:span text:style-name="T37">v2</text:span><text:span text:style-name="T22">;</text:span><text:line-break/><text:line-break/><text:span text:style-name="T22"> <text:s text:c="3"/></text:span><text:span text:style-name="T6">public static void </text:span><text:span text:style-name="T45">main</text:span><text:span text:style-name="T22">(</text:span><text:span text:style-name="T14">String</text:span><text:span text:style-name="T22">[] args) {</text:span><text:line-break/><text:span text:style-name="T22"> <text:s text:c="7"/></text:span><text:span text:style-name="T14">SpringApplication</text:span><text:span text:style-name="T22">.</text:span><text:span text:style-name="T24">run</text:span><text:span text:style-name="T22">(</text:span><text:span text:style-name="T14">CorsoSpringHibernateApplication</text:span><text:span text:style-name="T22">.</text:span><text:span text:style-name="T6">class</text:span><text:span text:style-name="T22">, args);</text:span><text:line-break/> <text:s text:c="3"/><text:span text:style-name="T22">}</text:span><text:line-break/><text:line-break/><text:span text:style-name="T22"> <text:s text:c="3"/></text:span><text:span text:style-name="T59">@RequestMapping</text:span><text:span text:style-name="T22">(</text:span><text:span text:style-name="T52">"/"</text:span><text:span text:style-name="T22">)</text:span><text:line-break/><text:span text:style-name="T22"> <text:s text:c="3"/></text:span><text:span text:style-name="T6">public void </text:span><text:span text:style-name="T45">stampaVeicolo</text:span><text:span text:style-name="T22">(){</text:span><text:line-break/><text:span text:style-name="T22"> <text:s text:c="7"/></text:span><text:span text:style-name="T14">System</text:span><text:span text:style-name="T22">.</text:span><text:span text:style-name="T39">out</text:span><text:span text:style-name="T22">.println(</text:span><text:span text:style-name="T52">"</text:span><text:span text:style-name="T70">\n</text:span><text:span text:style-name="T52">nome marca veicolo 1 = " </text:span><text:span text:style-name="T22">+ </text:span><text:span text:style-name="T37">v</text:span><text:span text:style-name="T22">.getNomeMarca() + </text:span><text:span text:style-name="T52">"</text:span><text:span text:style-name="T70">\n</text:span><text:span text:style-name="T52">" </text:span><text:span text:style-name="T22">+</text:span><text:line-break/><text:span text:style-name="T22"><text:tab/><text:tab/> <text:s text:c="3"/></text:span><text:span text:style-name="T52">"nome modello veicolo 1 = " </text:span><text:span text:style-name="T22">+ </text:span><text:span text:style-name="T37">v</text:span><text:span text:style-name="T22">.getNomeModello() + </text:span><text:span text:style-name="T52">"</text:span><text:span text:style-name="T70">\n</text:span><text:span text:style-name="T52">"</text:span><text:span text:style-name="T22">);</text:span><text:line-break/><text:line-break/><text:span text:style-name="T22"> <text:s text:c="7"/></text:span><text:span text:style-name="T14">System</text:span><text:span text:style-name="T22">.</text:span><text:span text:style-name="T39">out</text:span><text:span text:style-name="T22">.println(</text:span><text:span text:style-name="T52">"nome marca veicolo 2 = " </text:span><text:span text:style-name="T22">+ </text:span><text:span text:style-name="T37">v2</text:span><text:span text:style-name="T22">.getNomeMarca() + </text:span><text:span text:style-name="T52">"</text:span><text:span text:style-name="T70">\n</text:span><text:span text:style-name="T52">" </text:span><text:span text:style-name="T22">+</text:span><text:line-break/><text:span text:style-name="T22"><text:tab/><text:tab/> <text:s text:c="3"/></text:span><text:span text:style-name="T52">"nome modello veicolo 2 = " </text:span><text:span text:style-name="T22">+ </text:span><text:span text:style-name="T37">v2</text:span><text:span text:style-name="T22">.getNomeModello() + </text:span><text:span text:style-name="T52">"</text:span><text:span text:style-name="T70">\n</text:span><text:span text:style-name="T52">"</text:span><text:span text:style-name="T22">);</text:span><text:line-break/> <text:s text:c="3"/><text:span text:style-name="T22">}</text:span><text:line-break/><text:span text:style-name="T22">}</text:span></text:p>
      <text:p text:style-name="P26"/>
      <text:p text:style-name="P26"/>
      <text:p text:style-name="P26"/>
      <text:p text:style-name="P26"/>
      <text:p text:style-name="P22">***************************</text:p>
      <text:p text:style-name="P22">APPLICATION FAILED TO START</text:p>
      <text:p text:style-name="P22">***************************</text:p>
      <text:p text:style-name="P22"/>
      <text:p text:style-name="P22">Description:</text:p>
      <text:p text:style-name="P22"/>
      <text:p text:style-name="P36"><text:span text:style-name="T22">Field p in com.example.Corso_Spring_Hibernate.CorsoSpringHibernateApplication required a </text:span><text:span text:style-name="T76">bean of type 'com.example.Corso_Spring_Hibernate.dependency_injection.Persona' that could not be found</text:span><text:span text:style-name="T22">.</text:span></text:p>
      <text:p text:style-name="P22"/>
      <text:p text:style-name="P22">The injection point has the following annotations:</text:p>
      <text:p text:style-name="P22">- @org.springframework.beans.factory.annotation.Autowired(required=true)</text:p>
      <text:p text:style-name="P22"/>
      <text:p text:style-name="P22"/>
      <text:p text:style-name="P22"/>
      <text:p text:style-name="P22"/>
      <text:p text:style-name="P22"/>
      <text:p text:style-name="P22"/>
      <text:p text:style-name="P22"/>
      <text:p text:style-name="P67"/>
      <text:h text:style-name="P107" text:outline-level="2"><text:bookmark-start text:name="__RefHeading___Toc2885_375881831"/><text:soft-page-break/>ANNOTATION <text:span text:style-name="T86">@SCOPE</text:span><text:bookmark-end text:name="__RefHeading___Toc2885_375881831"/></text:h>
      <text:p text:style-name="P71">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74"><text:span text:style-name="T77">Possiamo decidere però di cambiare questo comportamento tramite l’annotation @Scope</text:span><text:span text:style-name="T79">(“prototype”)</text:span><text:span text:style-name="T77"> </text:span><text:span text:style-name="T78">(da inserire sopra la classe per la quale vogliamo creare più istanze)</text:span><text:span text:style-name="T77">, grazie al quale verrà </text:span><text:span text:style-name="T78">creata</text:span><text:span text:style-name="T77"> un’istanza nuova </text:span><text:span text:style-name="T79">ogni qualvolta si farà un’@Autowired</text:span><text:span text:style-name="T77">. </text:span><text:span text:style-name="T79">Da notare che se viene utilizzato @Scope(“singleton”), il comportamento dell’@Autowired sarà uguale a quello di default.</text:span></text:p>
      <text:p text:style-name="P71">Possiamo verificare ciò inserendo un contatore nel costruttore della classe istanziata (nel nostro caso Persona). <text:span text:style-name="T79">Ogni qualvolta verrà creata una nuova istanza della classe, si avvierà il costruttore e conteggerà quante volte viene istanziata una classe. </text:span><text:span text:style-name="T80">Mettiamo in pratica l’esempio con e senza @Scope:</text:span></text:p>
      <text:p text:style-name="P71"/>
      <text:p text:style-name="P54">Persona.java</text:p>
      <text:p text:style-name="P37"><text:span text:style-name="T6">package </text:span><text:span text:style-name="T14">com.example.Corso_Spring_Hibernate.dependency_injection</text:span><text:span text:style-name="T22">;</text:span><text:line-break/><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context.annotation.</text:span><text:span text:style-name="T59">Scope</text:span><text:span text:style-name="T22">;</text:span><text:line-break/><text:span text:style-name="T6">import </text:span><text:span text:style-name="T14">org.springframework.stereotype.</text:span><text:span text:style-name="T59">Component</text:span><text:span text:style-name="T22">;</text:span><text:line-break/><text:line-break/><text:line-break/><text:span text:style-name="T31">/* @Scoope("prototype") permette di creare un'istanza della classe ogni</text:span><text:line-break/><text:span text:style-name="T31"> * qualvolta si farà l'@Autowired. Senza @Scope, o con @Scope("singleton"),</text:span><text:line-break/><text:span text:style-name="T31"> * l'@Autowired chiama sempre la stessa istanza (singleton pattern)*/</text:span><text:line-break/><text:span text:style-name="T59">@Scope</text:span><text:span text:style-name="T22">(</text:span><text:span text:style-name="T52">"prototype"</text:span><text:span text:style-name="T22">)</text:span><text:line-break/><text:line-break/><text:span text:style-name="T31">/* Quando inizializziamo il progetto, Spring va a vedere tutte le classi</text:span><text:line-break/><text:span text:style-name="T31"> * con l'annotation @Component, ne crea un bean e lo inserisce nel suo cantainer*/</text:span><text:line-break/><text:span text:style-name="T59">@Component</text:span><text:line-break/><text:span text:style-name="T6">public class </text:span><text:span text:style-name="T14">Persona </text:span><text:span text:style-name="T22">{</text:span><text:line-break/><text:span text:style-name="T22"> <text:s text:c="3"/></text:span><text:span text:style-name="T6">public </text:span><text:span text:style-name="T14">String </text:span><text:span text:style-name="T37">nome</text:span><text:span text:style-name="T22">;</text:span><text:line-break/><text:span text:style-name="T22"> <text:s text:c="3"/></text:span><text:span text:style-name="T6">public </text:span><text:span text:style-name="T14">String </text:span><text:span text:style-name="T37">cognome</text:span><text:span text:style-name="T22">;</text:span><text:line-break/><text:span text:style-name="T22"> <text:s text:c="3"/></text:span><text:span text:style-name="T6">public static int </text:span><text:span text:style-name="T39">contatore </text:span><text:span text:style-name="T22">= </text:span><text:span text:style-name="T82">0</text:span><text:span text:style-name="T22">;</text:span><text:line-break/><text:line-break/><text:span text:style-name="T22"> <text:s text:c="3"/></text:span><text:span text:style-name="T59">@Autowired</text:span><text:line-break/><text:span text:style-name="T59"> <text:s text:c="3"/></text:span><text:span text:style-name="T14">Indirizzo </text:span><text:span text:style-name="T37">indirizzo</text:span><text:span text:style-name="T22">;</text:span><text:line-break/><text:line-break/><text:span text:style-name="T22"> <text:s text:c="3"/></text:span><text:span text:style-name="T6">public </text:span><text:span text:style-name="T45">Persona</text:span><text:span text:style-name="T22">() {</text:span><text:line-break/><text:span text:style-name="T22"> <text:s text:c="7"/></text:span><text:span text:style-name="T39">contatore </text:span><text:span text:style-name="T22">++;</text:span><text:line-break/><text:span text:style-name="T22"> <text:s text:c="3"/>}</text:span><text:line-break/><text:span text:style-name="T22">}</text:span></text:p>
      <text:p text:style-name="P70"/>
      <text:p text:style-name="P70"/>
      <text:p text:style-name="P70"/>
      <text:p text:style-name="P70"/>
      <text:p text:style-name="P70"/>
      <text:p text:style-name="P70"/>
      <text:p text:style-name="P70"/>
      <text:p text:style-name="P70"/>
      <text:p text:style-name="P70"/>
      <text:p text:style-name="P70"/>
      <text:p text:style-name="P70"><text:soft-page-break/><text:span text:style-name="T84">ScopeAnnotation.java</text:span><text:tab/></text:p>
      <text:p text:style-name="P70"/>
      <text:p text:style-name="P37"><text:span text:style-name="T6">package </text:span><text:span text:style-name="T14">com.example.Corso_Spring_Hibernate.scoope_annotation</text:span><text:span text:style-name="T22">;</text:span><text:line-break/><text:line-break/><text:span text:style-name="T6">import </text:span><text:span text:style-name="T14">com.example.Corso_Spring_Hibernate.dependency_injection.Persona</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stereotype.</text:span><text:span text:style-name="T59">Controller</text:span><text:span text:style-name="T22">;</text:span><text:line-break/><text:span text:style-name="T6">import </text:span><text:span text:style-name="T14">org.springframework.web.bind.annotation.</text:span><text:span text:style-name="T59">RequestMapping</text:span><text:span text:style-name="T22">;</text:span><text:line-break/><text:line-break/><text:span text:style-name="T59">@Controller</text:span><text:line-break/><text:span text:style-name="T59">@RequestMapping</text:span><text:span text:style-name="T22">(</text:span><text:span text:style-name="T52">"/scope"</text:span><text:span text:style-name="T22">)</text:span><text:line-break/><text:span text:style-name="T6">public class </text:span><text:span text:style-name="T14">ScopeAnnotation </text:span><text:span text:style-name="T22">{</text:span><text:line-break/><text:line-break/><text:span text:style-name="T22"> <text:s text:c="3"/></text:span><text:span text:style-name="T31">/* L'annotation @Autowired va sopra la dichiarazione</text:span><text:line-break/><text:span text:style-name="T31"> <text:s text:c="4"/>* dell'istanza di una classe annotata precedentemente</text:span><text:line-break/><text:span text:style-name="T31"> <text:s text:c="4"/>* con l'annotation @Component (vale anche per classi</text:span><text:line-break/><text:span text:style-name="T31"> <text:s text:c="4"/>* annotate con @Controller(@RestController), @Service,</text:span><text:line-break/><text:span text:style-name="T31"> <text:s text:c="4"/>* o @Repository). In questo modo non abbiamo bisogno</text:span><text:line-break/><text:span text:style-name="T31"> <text:s text:c="4"/>* di inizializzare l'istanza con new,</text:span><text:line-break/><text:span text:style-name="T31"> <text:s text:c="4"/>* dato che lo fa già Spring dietro le quinte */</text:span><text:line-break/><text:span text:style-name="T31"> <text:s text:c="3"/></text:span><text:span text:style-name="T59">@Autowired</text:span><text:line-break/><text:span text:style-name="T59"> <text:s text:c="3"/></text:span><text:span text:style-name="T14">Persona </text:span><text:span text:style-name="T37">p</text:span><text:span text:style-name="T22">;</text:span><text:line-break/><text:line-break/><text:span text:style-name="T22"> <text:s text:c="3"/></text:span><text:span text:style-name="T59">@Autowired</text:span><text:line-break/><text:span text:style-name="T59"> <text:s text:c="3"/></text:span><text:span text:style-name="T14">Persona </text:span><text:span text:style-name="T37">p2</text:span><text:span text:style-name="T22">;</text:span><text:line-break/><text:line-break/><text:span text:style-name="T22"> <text:s text:c="3"/></text:span><text:span text:style-name="T59">@Autowired</text:span><text:line-break/><text:span text:style-name="T59"> <text:s text:c="3"/></text:span><text:span text:style-name="T14">Persona </text:span><text:span text:style-name="T37">p3</text:span><text:span text:style-name="T22">;</text:span><text:line-break/><text:line-break/><text:span text:style-name="T22"> <text:s text:c="3"/></text:span><text:span text:style-name="T59">@RequestMapping</text:span><text:span text:style-name="T22">(</text:span><text:span text:style-name="T52">"/stampa"</text:span><text:span text:style-name="T22">)</text:span><text:line-break/><text:span text:style-name="T22"> <text:s text:c="3"/></text:span><text:span text:style-name="T6">public void </text:span><text:span text:style-name="T45">stampa</text:span><text:span text:style-name="T22">(){</text:span><text:line-break/><text:span text:style-name="T22"> <text:s text:c="7"/></text:span><text:span text:style-name="T14">System</text:span><text:span text:style-name="T22">.</text:span><text:span text:style-name="T39">out</text:span><text:span text:style-name="T22">.println(</text:span><text:span text:style-name="T52">"numero istanze di Persona : " </text:span><text:span text:style-name="T22">+ </text:span><text:span text:style-name="T14">Persona</text:span><text:span text:style-name="T22">.</text:span><text:span text:style-name="T39">contatore</text:span><text:span text:style-name="T22">);</text:span><text:line-break/><text:span text:style-name="T22"> <text:s text:c="3"/>}</text:span><text:line-break/><text:span text:style-name="T22">}</text:span></text:p>
      <text:p text:style-name="P70"/>
      <text:p text:style-name="P75">I vari comportamenti dell’esempio sono:</text:p>
      <text:p text:style-name="P75"><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75"/>
      <text:p text:style-name="P75"/>
      <text:p text:style-name="P75"/>
      <text:p text:style-name="P75"/>
      <text:p text:style-name="P75">1) Con @Scope(“prototype”):</text:p>
      <text:p text:style-name="P75"><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75"><text:s/></text:p>
      <text:p text:style-name="P75"/>
      <text:p text:style-name="P75">2)Con @Scope(“singleton”), o senza @Scope: </text:p>
      <text:p text:style-name="P75"><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75"/>
      <text:h text:style-name="P108" text:outline-level="2"><text:bookmark-start text:name="__RefHeading___Toc3116_375881831"/><text:soft-page-break/>ANNOTATION @<text:span text:style-name="T85">PATHVARIABLE</text:span><text:bookmark-end text:name="__RefHeading___Toc3116_375881831"/></text:h>
      <text:p text:style-name="P80"><text:span text:style-name="T85">L’annotation @PathVariable permette di passare valori in ingresso ai metodi tramite il path impostato nel @RequestMapping. </text:span>Vediamo un esempio:</text:p>
      <text:p text:style-name="P55">PathVariableAnnotation.java</text:p>
      <text:p text:style-name="P72"><text:span text:style-name="T10">package </text:span><text:span text:style-name="T18">com.example.Corso_Spring_Hibernate.pathvariable_annotation</text:span><text:span text:style-name="T27">;</text:span><text:span text:style-name="T69"><text:line-break/><text:line-break/></text:span><text:span text:style-name="T10">import </text:span><text:span text:style-name="T18">org.springframework.stereotype.</text:span><text:span text:style-name="T63">Controller</text:span><text:span text:style-name="T27">;</text:span><text:span text:style-name="T69"><text:line-break/></text:span><text:span text:style-name="T10">import </text:span><text:span text:style-name="T18">org.springframework.web.bind.annotation.</text:span><text:span text:style-name="T63">PathVariable</text:span><text:span text:style-name="T27">;</text:span><text:span text:style-name="T69"><text:line-break/></text:span><text:span text:style-name="T10">import </text:span><text:span text:style-name="T18">org.springframework.web.bind.annotation.</text:span><text:span text:style-name="T63">RequestMapping</text:span><text:span text:style-name="T27">;</text:span><text:span text:style-name="T69"><text:line-break/><text:line-break/></text:span><text:span text:style-name="T63">@Controller</text:span><text:span text:style-name="T69"><text:line-break/></text:span><text:span text:style-name="T63">@RequestMapping</text:span><text:span text:style-name="T27">(</text:span><text:span text:style-name="T56">"/pathvariable"</text:span><text:span text:style-name="T27">)</text:span><text:span text:style-name="T69"><text:line-break/></text:span><text:span text:style-name="T10">public class </text:span><text:span text:style-name="T18">PathVariableAnnotation </text:span><text:span text:style-name="T27">{</text:span><text:span text:style-name="T69"><text:line-break/><text:line-break/></text:span><text:span text:style-name="T27"> <text:s text:c="3"/></text:span><text:span text:style-name="T63">@RequestMapping</text:span><text:span text:style-name="T27">(</text:span><text:span text:style-name="T56">"/stampa/{variabile}"</text:span><text:span text:style-name="T27">)</text:span><text:span text:style-name="T69"><text:line-break/></text:span><text:span text:style-name="T27"> <text:s text:c="3"/></text:span><text:span text:style-name="T10">public void </text:span><text:span text:style-name="T48">stampa</text:span><text:span text:style-name="T27">(</text:span><text:span text:style-name="T63">@PathVariable </text:span><text:span text:style-name="T10">int </text:span><text:span text:style-name="T27">variabile){</text:span><text:span text:style-name="T69"><text:line-break/></text:span><text:span text:style-name="T27"> <text:s text:c="7"/></text:span><text:span text:style-name="T10">if</text:span><text:span text:style-name="T27">(variabile &lt; </text:span><text:span text:style-name="T83">0</text:span><text:span text:style-name="T27">){</text:span><text:span text:style-name="T69"><text:line-break/></text:span><text:span text:style-name="T27"> <text:s text:c="11"/></text:span><text:span text:style-name="T18">System</text:span><text:span text:style-name="T27">.</text:span><text:span text:style-name="T42">out</text:span><text:span text:style-name="T27">.println(</text:span><text:span text:style-name="T56">"il valore della variabile è negativo"</text:span><text:span text:style-name="T27">);</text:span><text:span text:style-name="T69"><text:line-break/></text:span><text:span text:style-name="T27"> <text:s text:c="7"/>} </text:span><text:span text:style-name="T10">else </text:span><text:span text:style-name="T27">{</text:span><text:span text:style-name="T69"><text:line-break/></text:span><text:span text:style-name="T27"> <text:s text:c="11"/></text:span><text:span text:style-name="T18">System</text:span><text:span text:style-name="T27">.</text:span><text:span text:style-name="T42">out</text:span><text:span text:style-name="T27">.println(</text:span><text:span text:style-name="T56">"il valore della variabile è positivo"</text:span><text:span text:style-name="T27">);</text:span><text:span text:style-name="T69"><text:line-break/></text:span><text:span text:style-name="T27"> <text:s text:c="7"/>}</text:span><text:span text:style-name="T69"><text:line-break/></text:span><text:span text:style-name="T27"> <text:s text:c="3"/>}</text:span><text:span text:style-name="T69"><text:line-break/></text:span><text:span text:style-name="T27">}</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73"><text:s text:c="2"/></text:p>
      <text:p text:style-name="P73"/>
      <text:p text:style-name="P73"/>
      <text:p text:style-name="P73"/>
      <text:p text:style-name="P73"><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73"/>
      <text:p text:style-name="P73"/>
      <text:p text:style-name="P73"><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73"/>
      <text:p text:style-name="P73"><text:s/></text:p>
      <text:p text:style-name="P73"/>
      <text:p text:style-name="P73"/>
      <text:p text:style-name="P73"><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73"/>
      <text:p text:style-name="P73"/>
      <text:h text:style-name="P109" text:outline-level="2"><text:bookmark-start text:name="__RefHeading___Toc3190_160948557"/><text:soft-page-break/>ANNOTATION @REQUESTPARAM<text:bookmark-end text:name="__RefHeading___Toc3190_160948557"/></text:h>
      <text:p text:style-name="P78">L’Annotation @RequestParam è molto simile a @PathVariable, cioè permette di passare valori in ingresso ai metodi tramite path impostato <text:span text:style-name="T85">nel @RequestMapping, </text:span>con la differenza che questa volta si utilizzano le query string. Vediamo un esempio:</text:p>
      <text:p text:style-name="P56">RequestParamAnnotation.java</text:p>
      <text:p text:style-name="P77"><text:span text:style-name="T11">package </text:span><text:span text:style-name="T19">com.example.Corso_Spring_Hibernate.requestparam_annotation</text:span><text:span text:style-name="T28">;</text:span><text:line-break/><text:line-break/><text:span text:style-name="T11">import </text:span><text:span text:style-name="T19">org.springframework.stereotype.</text:span><text:span text:style-name="T64">Controller</text:span><text:span text:style-name="T28">;</text:span><text:line-break/><text:span text:style-name="T11">import </text:span><text:span text:style-name="T19">org.springframework.web.bind.annotation.</text:span><text:span text:style-name="T64">RequestMapping</text:span><text:span text:style-name="T28">;</text:span><text:line-break/><text:span text:style-name="T11">import </text:span><text:span text:style-name="T19">org.springframework.web.bind.annotation.</text:span><text:span text:style-name="T64">RequestParam</text:span><text:span text:style-name="T28">;</text:span><text:line-break/><text:line-break/><text:span text:style-name="T64">@Controller</text:span><text:line-break/><text:span text:style-name="T64">@RequestMapping</text:span><text:span text:style-name="T28">(</text:span><text:span text:style-name="T57">"/requestparam"</text:span><text:span text:style-name="T28">)</text:span><text:line-break/><text:span text:style-name="T11">public class </text:span><text:span text:style-name="T19">RequestParamAnnotation </text:span><text:span text:style-name="T28">{</text:span><text:line-break/><text:line-break/><text:span text:style-name="T28"> <text:s text:c="7"/></text:span><text:span text:style-name="T64">@RequestMapping</text:span><text:span text:style-name="T28">(</text:span><text:span text:style-name="T57">"/stampa"</text:span><text:span text:style-name="T28">)</text:span><text:line-break/><text:span text:style-name="T28"> <text:s text:c="7"/></text:span><text:span text:style-name="T11">public void </text:span><text:span text:style-name="T49">stampa</text:span><text:span text:style-name="T28">(</text:span><text:span text:style-name="T64">@RequestParam </text:span><text:span text:style-name="T11">int </text:span><text:span text:style-name="T28">variabile) {</text:span><text:line-break/><text:span text:style-name="T28"> <text:s text:c="7"/></text:span><text:span text:style-name="T11">if </text:span><text:span text:style-name="T28">(variabile &lt; </text:span><text:span text:style-name="T81">0</text:span><text:span text:style-name="T28">) {</text:span><text:line-break/><text:span text:style-name="T28"> <text:s text:c="11"/></text:span><text:span text:style-name="T19">System</text:span><text:span text:style-name="T28">.</text:span><text:span text:style-name="T40">out</text:span><text:span text:style-name="T28">.println(</text:span><text:span text:style-name="T57">"il valore della variabile è negativo"</text:span><text:span text:style-name="T28">);</text:span><text:line-break/><text:span text:style-name="T28"> <text:s text:c="7"/>} </text:span><text:span text:style-name="T11">else </text:span><text:span text:style-name="T28">{</text:span><text:line-break/><text:span text:style-name="T28"> <text:s text:c="11"/></text:span><text:span text:style-name="T19">System</text:span><text:span text:style-name="T28">.</text:span><text:span text:style-name="T40">out</text:span><text:span text:style-name="T28">.println(</text:span><text:span text:style-name="T57">"il valore della variabile è positivo"</text:span><text:span text:style-name="T28">);</text:span><text:line-break/><text:span text:style-name="T28"> <text:s text:c="7"/>}</text:span><text:line-break/><text:span text:style-name="T28"> <text:s text:c="3"/>}</text:span><text:line-break/><text:span text:style-name="T28">}</text:span></text:p>
      <text:p text:style-name="P76"/>
      <text:p text:style-name="P79">Il risultato di questo esempio è il seguente:</text:p>
      <text:p text:style-name="P79"><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79"/>
      <text:p text:style-name="P79"/>
      <text:p text:style-name="P79"/>
      <text:p text:style-name="P79"/>
      <text:p text:style-name="P79"><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79"/>
      <text:p text:style-name="P79"/>
      <text:p text:style-name="P79"><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79"/>
      <text:p text:style-name="P79"/>
      <text:p text:style-name="P79"/>
      <text:p text:style-name="P79"/>
      <text:p text:style-name="P79"><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79"/>
      <text:h text:style-name="P110" text:outline-level="2"><text:bookmark-start text:name="__RefHeading___Toc3685_3554577345"/><text:soft-page-break/>ANNOTATION @CONTROLLER, @SERVICE, @REPOSITORY (MVC)<text:bookmark-end text:name="__RefHeading___Toc3685_3554577345"/></text:h>
      <text:p text:style-name="P83">Le annotation @Controller, @Service e @Repository sono il cuore del pattern MVC di Spring. </text:p>
      <text:p text:style-name="P84">Vediamo di seguito un esempio di <text:span text:style-name="T87">programma costruito seguendo il pattern MVC in Spring:</text:span></text:p>
      <text:p text:style-name="P60"/>
      <text:p text:style-name="P60"><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60"/>
      <text:p text:style-name="P60"/>
      <text:p text:style-name="Standard"><text:s/></text:p>
      <text:p text:style-name="P59"/>
      <text:p text:style-name="P59"/>
      <text:p text:style-name="P59"/>
      <text:p text:style-name="P60">Animale.java</text:p>
      <text:p text:style-name="P38"><text:span text:style-name="T6">package </text:span><text:span text:style-name="T14">com.example.Corso_Spring_Hibernate.MVC.entity</text:span><text:span text:style-name="T22">;</text:span><text:line-break/><text:line-break/><text:span text:style-name="T6">public class </text:span><text:span text:style-name="T14">Animale </text:span><text:span text:style-name="T22">{</text:span><text:line-break/><text:span text:style-name="T22"> <text:s text:c="3"/></text:span><text:span text:style-name="T14">String </text:span><text:span text:style-name="T37">classificazione</text:span><text:span text:style-name="T22">;</text:span><text:line-break/><text:span text:style-name="T22"> <text:s text:c="3"/></text:span><text:span text:style-name="T14">String </text:span><text:span text:style-name="T37">razza</text:span><text:span text:style-name="T22">;</text:span><text:line-break/><text:line-break/><text:span text:style-name="T22"> <text:s text:c="3"/></text:span><text:span text:style-name="T6">public </text:span><text:span text:style-name="T45">Animale</text:span><text:span text:style-name="T22">() {</text:span><text:line-break/><text:span text:style-name="T22"> <text:s text:c="3"/>}</text:span><text:line-break/><text:line-break/><text:span text:style-name="T22"> <text:s text:c="3"/></text:span><text:span text:style-name="T6">public </text:span><text:span text:style-name="T14">String </text:span><text:span text:style-name="T45">getClassificazione</text:span><text:span text:style-name="T22">() {</text:span><text:line-break/><text:span text:style-name="T22"> <text:s text:c="7"/></text:span><text:span text:style-name="T6">return </text:span><text:span text:style-name="T37">classificazione</text:span><text:span text:style-name="T22">;</text:span><text:line-break/><text:span text:style-name="T22"> <text:s text:c="3"/>}</text:span><text:line-break/><text:line-break/><text:span text:style-name="T22"> <text:s text:c="3"/></text:span><text:span text:style-name="T6">public void </text:span><text:span text:style-name="T45">setClassificazione</text:span><text:span text:style-name="T22">(</text:span><text:span text:style-name="T14">String </text:span><text:span text:style-name="T22">classificazione) {</text:span><text:line-break/><text:span text:style-name="T22"> <text:s text:c="7"/></text:span><text:span text:style-name="T6">this</text:span><text:span text:style-name="T22">.</text:span><text:span text:style-name="T37">classificazione </text:span><text:span text:style-name="T22">= classificazione;</text:span><text:line-break/><text:span text:style-name="T22"> <text:s text:c="3"/>}</text:span><text:line-break/><text:line-break/><text:span text:style-name="T22"> <text:s text:c="3"/></text:span><text:span text:style-name="T6">public </text:span><text:span text:style-name="T14">String </text:span><text:span text:style-name="T45">getRazza</text:span><text:span text:style-name="T22">() {</text:span><text:line-break/><text:span text:style-name="T22"> <text:s text:c="7"/></text:span><text:span text:style-name="T6">return </text:span><text:span text:style-name="T37">razza</text:span><text:span text:style-name="T22">;</text:span><text:line-break/><text:span text:style-name="T22"> <text:s text:c="3"/>}</text:span><text:line-break/><text:line-break/><text:span text:style-name="T22"> <text:s text:c="3"/></text:span><text:span text:style-name="T6">public void </text:span><text:span text:style-name="T45">setRazza</text:span><text:span text:style-name="T22">(</text:span><text:span text:style-name="T14">String </text:span><text:span text:style-name="T22">razza) {</text:span><text:line-break/><text:span text:style-name="T22"> <text:s text:c="7"/></text:span><text:span text:style-name="T6">this</text:span><text:span text:style-name="T22">.</text:span><text:span text:style-name="T37">razza </text:span><text:span text:style-name="T22">= razza;</text:span><text:line-break/><text:span text:style-name="T22"> <text:s text:c="3"/>}</text:span><text:line-break/><text:span text:style-name="T22">}</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ext:soft-page-break/>Repository.java</text:p>
      <text:p text:style-name="P81"/>
      <text:p text:style-name="P38"><text:span text:style-name="T6">package </text:span><text:span text:style-name="T14">com.example.Corso_Spring_Hibernate.MVC</text:span><text:span text:style-name="T22">;</text:span><text:line-break/><text:line-break/><text:span text:style-name="T6">import </text:span><text:span text:style-name="T14">com.example.Corso_Spring_Hibernate.MVC.entity.Animale</text:span><text:span text:style-name="T22">;</text:span><text:line-break/><text:line-break/><text:span text:style-name="T31">/* Normalmente nella classe annotata con @Repository, ci troviamo all'interno</text:span><text:line-break/><text:span text:style-name="T31">* del Data Access Layer di un'applicazione web, dove di usano tecnologie</text:span><text:line-break/><text:span text:style-name="T31">* (come Hibernate) per fare le query al database. Per questa volta però</text:span><text:line-break/><text:span text:style-name="T31">* facciamo una finta chiamata ad un database ideale, giusto per capire il</text:span><text:line-break/><text:span text:style-name="T31">* concetto che riguarda il design pattern MVC*/</text:span><text:line-break/><text:span text:style-name="T59">@org.springframework.stereotype.Repository</text:span><text:line-break/><text:span text:style-name="T6">public class </text:span><text:span text:style-name="T14">Repository </text:span><text:span text:style-name="T22">{</text:span><text:line-break/><text:line-break/><text:line-break/><text:span text:style-name="T22"> <text:s text:c="3"/></text:span><text:span text:style-name="T6">public </text:span><text:span text:style-name="T14">Animale </text:span><text:span text:style-name="T45">getAnimaleRepository</text:span><text:span text:style-name="T22">(){</text:span><text:line-break/><text:span text:style-name="T22"> <text:s text:c="7"/></text:span><text:span text:style-name="T14">Animale animale </text:span><text:span text:style-name="T22">= </text:span><text:span text:style-name="T6">new </text:span><text:span text:style-name="T22">Animale();</text:span><text:line-break/><text:span text:style-name="T22"> <text:s text:c="7"/></text:span><text:span text:style-name="T14">animale</text:span><text:span text:style-name="T22">.setClassificazione(</text:span><text:span text:style-name="T52">"Mammifero"</text:span><text:span text:style-name="T22">);</text:span><text:line-break/><text:span text:style-name="T22"> <text:s text:c="7"/></text:span><text:span text:style-name="T14">animale</text:span><text:span text:style-name="T22">.setRazza(</text:span><text:span text:style-name="T52">"Cane"</text:span><text:span text:style-name="T22">);</text:span><text:line-break/><text:line-break/><text:span text:style-name="T22"> <text:s text:c="7"/></text:span><text:span text:style-name="T6">return </text:span><text:span text:style-name="T14">animale</text:span><text:span text:style-name="T22">;</text:span><text:line-break/><text:span text:style-name="T22"> <text:s text:c="3"/>}</text:span><text:line-break/><text:span text:style-name="T22">}</text:span></text:p>
      <text:p text:style-name="P23"/>
      <text:p text:style-name="P23"/>
      <text:p text:style-name="P23"/>
      <text:p text:style-name="P23"/>
      <text:p text:style-name="P57">Service.java</text:p>
      <text:p text:style-name="P81"/>
      <text:p text:style-name="P82"><text:span text:style-name="T10">package </text:span><text:span text:style-name="T18">com.example.Corso_Spring_Hibernate.MVC</text:span><text:span text:style-name="T27">;</text:span><text:span text:style-name="T69"><text:line-break/></text:span><text:span text:style-name="T10">import </text:span><text:span text:style-name="T18">com.example.Corso_Spring_Hibernate.MVC.entity.Animale</text:span><text:span text:style-name="T27">;</text:span><text:span text:style-name="T69"><text:line-break/></text:span><text:span text:style-name="T10">import </text:span><text:span text:style-name="T18">org.springframework.beans.factory.annotation.</text:span><text:span text:style-name="T63">Autowired</text:span><text:span text:style-name="T27">;</text:span><text:span text:style-name="T69"><text:line-break/><text:line-break/></text:span><text:span text:style-name="T36">/*La classe annotata con @Service deve restituire il risultato</text:span><text:span text:style-name="T69"><text:line-break/></text:span><text:span text:style-name="T36">* del metodo che abbiamo all'interno della classe annotata con @Repository*/</text:span><text:span text:style-name="T69"><text:line-break/></text:span><text:span text:style-name="T63">@org.springframework.stereotype.Service</text:span><text:span text:style-name="T69"><text:line-break/></text:span><text:span text:style-name="T10">public class </text:span><text:span text:style-name="T18">Service </text:span><text:span text:style-name="T27">{</text:span><text:span text:style-name="T69"><text:line-break/><text:line-break/></text:span><text:span text:style-name="T27"> <text:s text:c="3"/></text:span><text:span text:style-name="T63">@Autowired</text:span><text:span text:style-name="T69"><text:line-break/></text:span><text:span text:style-name="T63"> <text:s text:c="3"/></text:span><text:span text:style-name="T18">Repository </text:span><text:span text:style-name="T43">repository</text:span><text:span text:style-name="T27">;</text:span><text:span text:style-name="T69"><text:line-break/><text:line-break/></text:span><text:span text:style-name="T27"> <text:s text:c="3"/></text:span><text:span text:style-name="T10">public </text:span><text:span text:style-name="T18">Animale </text:span><text:span text:style-name="T48">getAnimaleService</text:span><text:span text:style-name="T27">(){</text:span><text:span text:style-name="T69"><text:line-break/></text:span><text:span text:style-name="T27"> <text:s text:c="7"/></text:span><text:span text:style-name="T10">return </text:span><text:span text:style-name="T43">repository</text:span><text:span text:style-name="T27">.getAnimaleRepository();</text:span><text:span text:style-name="T69"><text:line-break/></text:span><text:span text:style-name="T27"> <text:s text:c="3"/>}</text:span><text:span text:style-name="T69"><text:line-break/></text:span><text:span text:style-name="T27">}</text:span><text:lin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58"><text:soft-page-break/>Controller.java</text:p>
      <text:p text:style-name="P81"/>
      <text:p text:style-name="P38"><text:span text:style-name="T6">package </text:span><text:span text:style-name="T14">com.example.Corso_Spring_Hibernate.MVC</text:span><text:span text:style-name="T22">;</text:span><text:line-break/><text:span text:style-name="T6">import </text:span><text:span text:style-name="T14">com.example.Corso_Spring_Hibernate.MVC.entity.Animale</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web.bind.annotation.</text:span><text:span text:style-name="T59">RequestMapping</text:span><text:span text:style-name="T22">;</text:span><text:line-break/><text:line-break/><text:span text:style-name="T31">/*La classe annotata con @Controller deve restituire il risultato</text:span><text:line-break/><text:span text:style-name="T31"> * del metodo che abbiamo all'interno della classe annotata con @Service*/</text:span><text:line-break/><text:span text:style-name="T59">@org.springframework.stereotype.Controller</text:span><text:line-break/><text:span text:style-name="T59">@RequestMapping</text:span><text:span text:style-name="T22">(</text:span><text:span text:style-name="T52">"/"</text:span><text:span text:style-name="T22">)</text:span><text:line-break/><text:span text:style-name="T6">public class </text:span><text:span text:style-name="T14">Controller </text:span><text:span text:style-name="T22">{</text:span><text:line-break/><text:line-break/><text:span text:style-name="T22"> <text:s text:c="3"/></text:span><text:span text:style-name="T59">@Autowired</text:span><text:line-break/><text:span text:style-name="T59"> <text:s text:c="3"/></text:span><text:span text:style-name="T14">Service </text:span><text:span text:style-name="T37">service</text:span><text:span text:style-name="T22">;</text:span><text:line-break/><text:line-break/><text:span text:style-name="T22"> <text:s text:c="3"/></text:span><text:span text:style-name="T59">@RequestMapping</text:span><text:span text:style-name="T22">(</text:span><text:span text:style-name="T52">"/animale"</text:span><text:span text:style-name="T22">)</text:span><text:line-break/><text:span text:style-name="T22"> <text:s text:c="3"/></text:span><text:span text:style-name="T6">public </text:span><text:span text:style-name="T14">Animale </text:span><text:span text:style-name="T45">getAnimale</text:span><text:span text:style-name="T22">() {</text:span><text:line-break/><text:line-break/><text:span text:style-name="T22"> <text:s text:c="7"/></text:span><text:span text:style-name="T14">Animale animale </text:span><text:span text:style-name="T22">= </text:span><text:span text:style-name="T37">service</text:span><text:span text:style-name="T22">.getAnimaleService();</text:span><text:line-break/><text:span text:style-name="T22"> <text:s text:c="7"/></text:span><text:span text:style-name="T14">System</text:span><text:span text:style-name="T22">.</text:span><text:span text:style-name="T39">out</text:span><text:span text:style-name="T22">.println(</text:span><text:span text:style-name="T52">"</text:span><text:span text:style-name="T70">\n</text:span><text:span text:style-name="T52">Classificazione = " </text:span><text:span text:style-name="T22">+ </text:span><text:span text:style-name="T14">animale</text:span><text:span text:style-name="T22">.getClassificazione());</text:span><text:line-break/><text:span text:style-name="T22"> <text:s text:c="7"/></text:span><text:span text:style-name="T14">System</text:span><text:span text:style-name="T22">.</text:span><text:span text:style-name="T39">out</text:span><text:span text:style-name="T22">.println(</text:span><text:span text:style-name="T52">"Razza = " </text:span><text:span text:style-name="T22">+ </text:span><text:span text:style-name="T14">animale</text:span><text:span text:style-name="T22">.getRazza() + </text:span><text:span text:style-name="T52">"</text:span><text:span text:style-name="T70">\n</text:span><text:span text:style-name="T52">"</text:span><text:span text:style-name="T22">);</text:span><text:line-break/><text:line-break/><text:span text:style-name="T22"> <text:s text:c="7"/></text:span><text:span text:style-name="T6">return </text:span><text:span text:style-name="T37">service</text:span><text:span text:style-name="T22">.getAnimaleService();</text:span><text:line-break/><text:span text:style-name="T22"> <text:s text:c="3"/>}</text:span><text:line-break/><text:span text:style-name="T22">}</text:span></text:p>
      <text:p text:style-name="P81"/>
      <text:p text:style-name="P85">Il risultato dell’esempio è il seguente:</text:p>
      <text:p text:style-name="P85"><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85"/>
      <text:p text:style-name="P85"/>
      <text:p text:style-name="P85"/>
      <text:p text:style-name="P91"><text:s text:c="6"/></text:p>
      <text:p text:style-name="P91"/>
      <text:p text:style-name="P91"/>
      <text:p text:style-name="P91"/>
      <text:p text:style-name="P91"/>
      <text:p text:style-name="P91"/>
      <text:p text:style-name="P91"/>
      <text:p text:style-name="P91"/>
      <text:p text:style-name="P91"/>
      <text:p text:style-name="P91"/>
      <text:p text:style-name="P91"/>
      <text:p text:style-name="P91"/>
      <text:h text:style-name="P112" text:outline-level="3"><text:bookmark-start text:name="__RefHeading___Toc3729_3554577345"/><text:soft-page-break/><text:span text:style-name="T90">SPIEGAZIONE ESEMPIO </text:span><text:span text:style-name="T93">PRECEDENTE </text:span><text:span text:style-name="T90">MVC </text:span><text:span text:style-name="T95">TRAMITE</text:span><text:span text:style-name="T90">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89"><text:s/></text:p>
      <text:p text:style-name="P90"/>
      <text:p text:style-name="P90"/>
      <text:p text:style-name="P90"/>
      <text:p text:style-name="P90"/>
      <text:p text:style-name="P90"/>
      <text:p text:style-name="P90"/>
      <text:p text:style-name="P90"/>
      <text:p text:style-name="P90"/>
      <text:p text:style-name="P90"/>
      <text:p text:style-name="Standard"/>
      <text:p text:style-name="Standard">Tramite client (per esempio un browser) effettu<text:span text:style-name="T89">iamo</text:span> una request, che viene intercettata da un Controller, che nel caso di Spring è annotata con:</text:p>
      <text:list xml:id="list1615937939" text:style-name="L5">
        <text:list-item>
          <text:p text:style-name="P125"><text:span text:style-name="T88">l’annotation @Controller, </text:span><text:span text:style-name="T92">da inserire</text:span><text:span text:style-name="T88"> </text:span><text:span text:style-name="T89">sulla dichiarazione della classe </text:span><text:span text:style-name="T88">;</text:span></text:p>
        </text:list-item>
        <text:list-item>
          <text:p text:style-name="P125"><text:span text:style-name="T89">l’annotation </text:span><text:span text:style-name="T88">@RequestMapping, </text:span><text:span text:style-name="T92">da inserire</text:span><text:span text:style-name="T88"> </text:span><text:span text:style-name="T89">sulla dichiarazione della classe e sulla dichiarazione di ogni metodo all’interno della classe stessa, </text:span><text:span text:style-name="T92">e che</text:span><text:span text:style-name="T91"> ha il compito di mappare (definire) la struttura della request</text:span><text:span text:style-name="T92"> </text:span><text:span text:style-name="T94">tramite un path (percorso)</text:span><text:span text:style-name="T89">. L’annotation @RequestMapping sulla classe sarà valorizzato con il path radice, mentre tutte gli altri @RequestMapping sui metodi verranno valorizzati </text:span><text:span text:style-name="T92">ognuno </text:span><text:span text:style-name="T89">con il proprio path </text:span><text:span text:style-name="T92">(</text:span><text:span text:style-name="T89">che si aggiunge al path radice</text:span><text:span text:style-name="T92">)</text:span><text:span text:style-name="T89">, per chiamare quel metodo specifico.</text:span></text:p>
        </text:list-item>
      </text:list>
      <text:p text:style-name="P92"><text:span text:style-name="T92">Una volta intercettata la request, il</text:span> nostro Controller chiama il metodo del @Service attraverso l’@Autowired. </text:p>
      <text:p text:style-name="P92">A sua volta il @Service chiama il metodo del @Repository, sempre tramite @Autowired. Da notare che nell’esempio non c’è logica all’interno del @Service, perché vuole essere solo una rappresentazione del concetto di MVC.</text:p>
      <text:p text:style-name="P92">Una volta che ci troviamo nel @Repository, <text:span text:style-name="T90">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90"> </text:span></text:p>
      <text:p text:style-name="P93"><text:span text:style-name="T92">Una volta effettuata la chiamata al database,</text:span> viene restituito <text:span text:style-name="T92">un oggetto </text:span>dal @Repository al @Service. <text:span text:style-name="T94">Tale oggetto </text:span>ripercorre tutto il percorso inverso, fino a che non viene restituito al client come risposta alla request effettuata.</text:p>
      <text:p text:style-name="P94">Ultimo appunto da fare è che il metodo del @Controller <text:span text:style-name="T92">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11" text:outline-level="2"><text:bookmark-start text:name="__RefHeading___Toc3939_2879737697"/><text:soft-page-break/>ANNOTATION @RESTCONTROLLER PER ESPORRE SERVIZI REST<text:bookmark-end text:name="__RefHeading___Toc3939_2879737697"/></text:h>
      <text:p text:style-name="P95">Una volta creato il giro dell’MVC, come nell’esempio precedente, vediamo come modificare il nostro Controller per far si che esponga dei microservizi REST.</text:p>
      <text:p text:style-name="P96">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96">I verbi sono i servizi che permettono di comunicare con il server, <text:span text:style-name="T96">dicendogli</text:span> cosa deve fare <text:span text:style-name="T96">a seconda del tipo di request che stiamo inoltrando. I verbi</text:span> sono:</text:p>
      <text:list xml:id="list794075527" text:style-name="L6">
        <text:list-item>
          <text:p text:style-name="P126">GET, per recuperare dati;</text:p>
        </text:list-item>
        <text:list-item>
          <text:p text:style-name="P126">POST, per inserire dati;</text:p>
        </text:list-item>
        <text:list-item>
          <text:p text:style-name="P126">PUT, per aggiornare i dati;</text:p>
        </text:list-item>
        <text:list-item>
          <text:p text:style-name="P126">DELETE, per cancellare i dati;</text:p>
        </text:list-item>
      </text:list>
      <text:p text:style-name="P127">Quando nel @RestController si creano dei metodi, avranno delle annotation che identificano che tipo di verbo stiamo utilizzando. <text:span text:style-name="T97">Per questo motivo, è possibile anche utilizzare lo stesso path per tutti i metodi del @RestController (purché si cambi il verbo) e il server sarà comunque in grado di capire cosa deve fare.</text:span></text:p>
      <text:p text:style-name="P128">I metodi del @RestController che hanno parametri in ingresso devono avere l’annotation @RequestBody prima della dichiarazione dei parametri all’interno delle parentesi tonde del metodo.</text:p>
      <text:p text:style-name="P127">Vediamo un esempio:</text:p>
      <text:p text:style-name="P129">Animale2.java</text:p>
      <text:p text:style-name="P114"><text:span text:style-name="T10">package </text:span><text:span text:style-name="T18">com.example.Corso_Spring_Hibernate.REST.entity</text:span><text:span text:style-name="T27">;</text:span><text:span text:style-name="T69"><text:line-break/><text:line-break/></text:span><text:span text:style-name="T10">public class </text:span><text:span text:style-name="T18">Animale2 </text:span><text:span text:style-name="T27">{</text:span><text:span text:style-name="T69"><text:line-break/></text:span><text:span text:style-name="T27"> <text:s text:c="3"/></text:span><text:span text:style-name="T18">String </text:span><text:span text:style-name="T43">classificazione</text:span><text:span text:style-name="T27">;</text:span><text:span text:style-name="T69"><text:line-break/></text:span><text:span text:style-name="T27"> <text:s text:c="3"/></text:span><text:span text:style-name="T18">String </text:span><text:span text:style-name="T43">razza</text:span><text:span text:style-name="T27">;</text:span><text:span text:style-name="T69"><text:line-break/><text:line-break/></text:span><text:span text:style-name="T27"> <text:s text:c="3"/></text:span><text:span text:style-name="T10">public </text:span><text:span text:style-name="T48">Animale2</text:span><text:span text:style-name="T27">() {</text:span><text:span text:style-name="T69"><text:line-break/></text:span><text:span text:style-name="T27"> <text:s text:c="3"/>}</text:span><text:span text:style-name="T69"><text:line-break/><text:line-break/></text:span><text:span text:style-name="T27"> <text:s text:c="3"/></text:span><text:span text:style-name="T10">public </text:span><text:span text:style-name="T18">String </text:span><text:span text:style-name="T48">getClassificazione</text:span><text:span text:style-name="T27">() {</text:span><text:span text:style-name="T69"><text:line-break/></text:span><text:span text:style-name="T27"> <text:s text:c="7"/></text:span><text:span text:style-name="T10">return </text:span><text:span text:style-name="T43">classificazione</text:span><text:span text:style-name="T27">;</text:span><text:span text:style-name="T69"><text:line-break/></text:span><text:span text:style-name="T27"> <text:s text:c="3"/>}</text:span><text:span text:style-name="T69"><text:line-break/><text:line-break/></text:span><text:span text:style-name="T27"> <text:s text:c="3"/></text:span><text:span text:style-name="T10">public void </text:span><text:span text:style-name="T48">setClassificazione</text:span><text:span text:style-name="T27">(</text:span><text:span text:style-name="T18">String </text:span><text:span text:style-name="T27">classificazione) {</text:span><text:span text:style-name="T69"><text:line-break/></text:span><text:span text:style-name="T27"> <text:s text:c="7"/></text:span><text:span text:style-name="T10">this</text:span><text:span text:style-name="T27">.</text:span><text:span text:style-name="T43">classificazione </text:span><text:span text:style-name="T27">= classificazione;</text:span><text:span text:style-name="T69"><text:line-break/></text:span><text:span text:style-name="T27"> <text:s text:c="3"/>}</text:span><text:span text:style-name="T69"><text:line-break/><text:line-break/></text:span><text:span text:style-name="T27"> <text:s text:c="3"/></text:span><text:span text:style-name="T10">public </text:span><text:span text:style-name="T18">String </text:span><text:span text:style-name="T48">getRazza</text:span><text:span text:style-name="T27">() {</text:span><text:span text:style-name="T69"><text:line-break/></text:span><text:span text:style-name="T27"> <text:s text:c="7"/></text:span><text:span text:style-name="T10">return </text:span><text:span text:style-name="T43">razza</text:span><text:span text:style-name="T27">;</text:span><text:span text:style-name="T69"><text:line-break/></text:span><text:span text:style-name="T27"> <text:s text:c="3"/>}</text:span><text:span text:style-name="T69"><text:line-break/><text:line-break/></text:span><text:span text:style-name="T27"> <text:s text:c="3"/></text:span><text:span text:style-name="T10">public void </text:span><text:span text:style-name="T48">setRazza</text:span><text:span text:style-name="T27">(</text:span><text:span text:style-name="T18">String </text:span><text:span text:style-name="T27">razza) {</text:span><text:span text:style-name="T69"><text:line-break/></text:span><text:span text:style-name="T27"> <text:s text:c="7"/></text:span><text:span text:style-name="T10">this</text:span><text:span text:style-name="T27">.</text:span><text:span text:style-name="T43">razza </text:span><text:span text:style-name="T27">= razza;</text:span><text:span text:style-name="T69"><text:line-break/></text:span><text:span text:style-name="T27"> <text:s text:c="3"/>}</text:span><text:span text:style-name="T69"><text:line-break/></text:span><text:span text:style-name="T27">}</text:span></text:p>
      <text:p text:style-name="P119"><text:soft-page-break/>Repository<text:span text:style-name="T98">2</text:span>.java</text:p>
      <text:p text:style-name="P114"><text:span text:style-name="T11"/></text:p>
      <text:p text:style-name="P114"><text:span text:style-name="T11">package </text:span><text:span text:style-name="T19">com.example.Corso_Spring_Hibernate.REST</text:span><text:span text:style-name="T28">;</text:span><text:line-break/><text:line-break/><text:span text:style-name="T11">import </text:span><text:span text:style-name="T19">com.example.Corso_Spring_Hibernate.REST.entity.Animale2</text:span><text:span text:style-name="T28">;</text:span><text:line-break/><text:line-break/><text:span text:style-name="T11">import </text:span><text:span text:style-name="T19">java.util.ArrayList</text:span><text:span text:style-name="T28">;</text:span><text:line-break/><text:span text:style-name="T11">import </text:span><text:span text:style-name="T19">java.util.List</text:span><text:span text:style-name="T28">;</text:span><text:line-break/><text:line-break/><text:span text:style-name="T64">@org.springframework.stereotype.Repository</text:span><text:line-break/><text:span text:style-name="T11">public class </text:span><text:span text:style-name="T19">Repository2 </text:span><text:span text:style-name="T28">{</text:span><text:line-break/><text:line-break/><text:span text:style-name="T28"> <text:s text:c="3"/></text:span><text:span text:style-name="T11">public </text:span><text:span text:style-name="T19">List</text:span><text:span text:style-name="T28">&lt;</text:span><text:span text:style-name="T19">Animale2</text:span><text:span text:style-name="T28">&gt; </text:span><text:span text:style-name="T49">getListAnimali</text:span><text:span text:style-name="T28">(){</text:span><text:line-break/><text:span text:style-name="T28"> <text:s text:c="7"/></text:span><text:span text:style-name="T19">List</text:span><text:span text:style-name="T28">&lt;</text:span><text:span text:style-name="T19">Animale2</text:span><text:span text:style-name="T28">&gt; </text:span><text:span text:style-name="T19">listaAnimali</text:span><text:span text:style-name="T28">= </text:span><text:span text:style-name="T11">new </text:span><text:span text:style-name="T28">ArrayList&lt;&gt;();</text:span><text:line-break/><text:span text:style-name="T28"> <text:s text:c="7"/></text:span><text:span text:style-name="T19">Animale2 animale </text:span><text:span text:style-name="T28">= </text:span><text:span text:style-name="T11">new </text:span><text:span text:style-name="T28">Animale2();</text:span><text:line-break/><text:span text:style-name="T28"> <text:s text:c="7"/></text:span><text:span text:style-name="T19">animale</text:span><text:span text:style-name="T28">.setClassificazione(</text:span><text:span text:style-name="T57">"Mammifero"</text:span><text:span text:style-name="T28">);</text:span><text:line-break/><text:span text:style-name="T28"> <text:s text:c="7"/></text:span><text:span text:style-name="T19">animale</text:span><text:span text:style-name="T28">.setRazza(</text:span><text:span text:style-name="T57">"Cane"</text:span><text:span text:style-name="T28">);</text:span><text:line-break/><text:span text:style-name="T28"> <text:s text:c="7"/></text:span><text:span text:style-name="T19">listaAnimali</text:span><text:span text:style-name="T28">.add(</text:span><text:span text:style-name="T19">animale</text:span><text:span text:style-name="T28">);</text:span><text:line-break/><text:line-break/><text:span text:style-name="T28"> <text:s text:c="7"/></text:span><text:span text:style-name="T11">return </text:span><text:span text:style-name="T19">listaAnimali</text:span><text:span text:style-name="T28">;</text:span><text:line-break/><text:span text:style-name="T28"> <text:s text:c="3"/>}</text:span><text:line-break/><text:line-break/><text:span text:style-name="T28"> <text:s text:c="3"/></text:span><text:span text:style-name="T11">public </text:span><text:span text:style-name="T19">Animale2 </text:span><text:span text:style-name="T49">inserisciAnimale</text:span><text:span text:style-name="T28">(</text:span><text:span text:style-name="T19">Animale2 </text:span><text:span text:style-name="T28">animale) {</text:span><text:line-break/><text:span text:style-name="T28"> <text:s text:c="7"/></text:span><text:span text:style-name="T11">return </text:span><text:span text:style-name="T28">animale;</text:span><text:line-break/><text:span text:style-name="T28"> <text:s text:c="3"/>}</text:span><text:line-break/><text:line-break/><text:span text:style-name="T28"> <text:s text:c="3"/></text:span><text:span text:style-name="T11">public </text:span><text:span text:style-name="T19">Animale2 </text:span><text:span text:style-name="T49">modificaAnimale</text:span><text:span text:style-name="T28">(</text:span><text:span text:style-name="T19">Animale2 </text:span><text:span text:style-name="T28">animale) {</text:span><text:line-break/><text:span text:style-name="T28"> <text:s text:c="7"/></text:span><text:span text:style-name="T11">return </text:span><text:span text:style-name="T28">animale;</text:span><text:line-break/><text:span text:style-name="T28"> <text:s text:c="3"/>}</text:span><text:line-break/><text:line-break/><text:span text:style-name="T28"> <text:s text:c="3"/></text:span><text:span text:style-name="T11">public </text:span><text:span text:style-name="T19">Animale2 </text:span><text:span text:style-name="T49">cancellaAnimale</text:span><text:span text:style-name="T28">(</text:span><text:span text:style-name="T19">Animale2 </text:span><text:span text:style-name="T28">animale) {</text:span><text:line-break/><text:span text:style-name="T28"> <text:s text:c="7"/></text:span><text:span text:style-name="T11">return </text:span><text:span text:style-name="T28">animale;</text:span><text:line-break/><text:span text:style-name="T28"> <text:s text:c="3"/>}</text:span><text:line-break/><text:span text:style-name="T28">}</text:span></text:p>
      <text:p text:style-name="P113"/>
      <text:p text:style-name="P113"/>
      <text:p text:style-name="P118">Service2.java</text:p>
      <text:p text:style-name="P115"/>
      <text:p text:style-name="P115"><text:span text:style-name="T6">package </text:span><text:span text:style-name="T14">com.example.Corso_Spring_Hibernate.REST</text:span><text:span text:style-name="T22">;</text:span><text:line-break/><text:line-break/><text:span text:style-name="T6">import </text:span><text:span text:style-name="T14">com.example.Corso_Spring_Hibernate.REST.entity.Animale2</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web.bind.annotation.</text:span><text:span text:style-name="T59">GetMapping</text:span><text:span text:style-name="T22">;</text:span><text:line-break/><text:line-break/><text:span text:style-name="T6">import </text:span><text:span text:style-name="T14">java.util.List</text:span><text:span text:style-name="T22">;</text:span><text:line-break/><text:line-break/><text:span text:style-name="T59">@org.springframework.stereotype.Service</text:span><text:line-break/><text:span text:style-name="T6">public class </text:span><text:span text:style-name="T14">Service2 </text:span><text:span text:style-name="T22">{</text:span><text:line-break/><text:line-break/><text:span text:style-name="T22"> <text:s text:c="3"/></text:span><text:span text:style-name="T59">@Autowired</text:span><text:line-break/><text:span text:style-name="T59"> <text:s text:c="3"/></text:span><text:span text:style-name="T14">Repository2 </text:span><text:span text:style-name="T37">repository</text:span><text:span text:style-name="T22">;</text:span><text:line-break/><text:line-break/><text:span text:style-name="T22"> <text:s text:c="3"/></text:span><text:span text:style-name="T6">public </text:span><text:span text:style-name="T14">List</text:span><text:span text:style-name="T22">&lt;</text:span><text:span text:style-name="T14">Animale2</text:span><text:span text:style-name="T22">&gt; </text:span><text:span text:style-name="T45">getListAnimali</text:span><text:span text:style-name="T22">() {</text:span><text:line-break/><text:span text:style-name="T22"> <text:s text:c="7"/></text:span><text:span text:style-name="T6">return </text:span><text:span text:style-name="T37">repository</text:span><text:span text:style-name="T22">.getListAnimali();</text:span><text:line-break/><text:span text:style-name="T22"> <text:s text:c="3"/>}</text:span><text:line-break/><text:line-break/><text:span text:style-name="T22"> <text:s text:c="3"/></text:span><text:span text:style-name="T6">public </text:span><text:span text:style-name="T14">Animale2 </text:span><text:span text:style-name="T45">inserisciAnimale</text:span><text:span text:style-name="T22">(</text:span><text:span text:style-name="T14">Animale2 </text:span><text:span text:style-name="T22">animale) {</text:span><text:line-break/><text:span text:style-name="T22"> <text:s text:c="7"/></text:span><text:span text:style-name="T6">return </text:span><text:span text:style-name="T37">repository</text:span><text:span text:style-name="T22">.inserisciAnimale(animale);</text:span><text:line-break/><text:soft-page-break/><text:span text:style-name="T22"> <text:s text:c="3"/>}</text:span><text:line-break/><text:line-break/><text:span text:style-name="T22"> <text:s text:c="3"/></text:span><text:span text:style-name="T6">public </text:span><text:span text:style-name="T14">Animale2 </text:span><text:span text:style-name="T45">modificaAnimale</text:span><text:span text:style-name="T22">(</text:span><text:span text:style-name="T14">Animale2 </text:span><text:span text:style-name="T22">animale) {</text:span><text:line-break/><text:span text:style-name="T22"> <text:s text:c="7"/></text:span><text:span text:style-name="T6">return </text:span><text:span text:style-name="T37">repository</text:span><text:span text:style-name="T22">.modificaAnimale(animale);</text:span><text:line-break/><text:span text:style-name="T22"> <text:s text:c="3"/>}</text:span><text:line-break/><text:line-break/><text:span text:style-name="T22"> <text:s text:c="3"/></text:span><text:span text:style-name="T6">public </text:span><text:span text:style-name="T14">Animale2 </text:span><text:span text:style-name="T45">cancellaAnimale</text:span><text:span text:style-name="T22">(</text:span><text:span text:style-name="T14">Animale2 </text:span><text:span text:style-name="T22">animale) {</text:span><text:line-break/><text:span text:style-name="T22"> <text:s text:c="7"/></text:span><text:span text:style-name="T6">return </text:span><text:span text:style-name="T37">repository</text:span><text:span text:style-name="T22">.cancellaAnimale(animale);</text:span><text:line-break/><text:span text:style-name="T22"> <text:s text:c="3"/>}</text:span><text:line-break/><text:span text:style-name="T22">}</text:span></text:p>
      <text:p text:style-name="P115"/>
      <text:p text:style-name="P115"/>
      <text:p text:style-name="P115"/>
      <text:p text:style-name="P119">RestController.java</text:p>
      <text:p text:style-name="P119"/>
      <text:p text:style-name="P116"><text:span text:style-name="T6">package </text:span><text:span text:style-name="T14">com.example.Corso_Spring_Hibernate.REST</text:span><text:span text:style-name="T22">;</text:span><text:line-break/><text:line-break/><text:span text:style-name="T6">import </text:span><text:span text:style-name="T14">com.example.Corso_Spring_Hibernate.REST.entity.Animale2</text:span><text:span text:style-name="T22">;</text:span><text:line-break/><text:span text:style-name="T6">import </text:span><text:span text:style-name="T14">org.springframework.beans.factory.annotation.</text:span><text:span text:style-name="T59">Autowired</text:span><text:span text:style-name="T22">;</text:span><text:line-break/><text:span text:style-name="T6">import </text:span><text:span text:style-name="T14">org.springframework.web.bind.annotation.</text:span><text:span text:style-name="T22">*;</text:span><text:line-break/><text:line-break/><text:span text:style-name="T6">import </text:span><text:span text:style-name="T14">java.util.List</text:span><text:span text:style-name="T22">;</text:span><text:line-break/><text:line-break/><text:span text:style-name="T59">@org.springframework.web.bind.annotation.RestController</text:span><text:line-break/><text:span text:style-name="T59">@RequestMapping</text:span><text:span text:style-name="T22">(</text:span><text:span text:style-name="T52">"/"</text:span><text:span text:style-name="T22">)</text:span><text:line-break/><text:span text:style-name="T6">public class </text:span><text:span text:style-name="T14">RestController </text:span><text:span text:style-name="T22">{</text:span><text:line-break/><text:line-break/><text:span text:style-name="T22"> <text:s text:c="3"/></text:span><text:span text:style-name="T59">@Autowired</text:span><text:line-break/><text:span text:style-name="T59"> <text:s text:c="3"/></text:span><text:span text:style-name="T14">Service2 </text:span><text:span text:style-name="T37">service</text:span><text:span text:style-name="T22">;</text:span><text:line-break/><text:line-break/><text:span text:style-name="T22"> <text:s text:c="3"/></text:span><text:span text:style-name="T59">@GetMapping</text:span><text:span text:style-name="T22">(</text:span><text:span text:style-name="T52">"/animali"</text:span><text:span text:style-name="T22">)</text:span><text:line-break/><text:span text:style-name="T22"> <text:s text:c="3"/></text:span><text:span text:style-name="T6">public </text:span><text:span text:style-name="T14">List</text:span><text:span text:style-name="T22">&lt;</text:span><text:span text:style-name="T14">Animale2</text:span><text:span text:style-name="T22">&gt; </text:span><text:span text:style-name="T45">getListAnimale</text:span><text:span text:style-name="T22">() {</text:span><text:line-break/><text:span text:style-name="T22"> <text:s text:c="7"/></text:span><text:span text:style-name="T6">return </text:span><text:span text:style-name="T37">service</text:span><text:span text:style-name="T22">.getListAnimali();</text:span><text:line-break/><text:span text:style-name="T22"> <text:s text:c="3"/>}</text:span><text:line-break/><text:line-break/><text:span text:style-name="T22"> <text:s text:c="3"/></text:span><text:span text:style-name="T59">@PostMapping</text:span><text:span text:style-name="T22">(</text:span><text:span text:style-name="T52">"/animali"</text:span><text:span text:style-name="T22">)</text:span><text:line-break/><text:span text:style-name="T22"> <text:s text:c="3"/></text:span><text:span text:style-name="T6">public </text:span><text:span text:style-name="T14">Animale2 </text:span><text:span text:style-name="T45">inserisciAnimale</text:span><text:span text:style-name="T22">(</text:span><text:span text:style-name="T59">@RequestBody </text:span><text:span text:style-name="T14">Animale2 </text:span><text:span text:style-name="T22">animale) {</text:span><text:line-break/><text:span text:style-name="T22"> <text:s text:c="7"/></text:span><text:span text:style-name="T6">return </text:span><text:span text:style-name="T37">service</text:span><text:span text:style-name="T22">.inserisciAnimale(animale);</text:span><text:line-break/><text:span text:style-name="T22"> <text:s text:c="3"/>}</text:span><text:line-break/><text:line-break/><text:span text:style-name="T22"> <text:s text:c="3"/></text:span><text:span text:style-name="T59">@PutMapping</text:span><text:span text:style-name="T22">(</text:span><text:span text:style-name="T52">"/animali"</text:span><text:span text:style-name="T22">)</text:span><text:line-break/><text:span text:style-name="T22"> <text:s text:c="3"/></text:span><text:span text:style-name="T6">public </text:span><text:span text:style-name="T14">Animale2 </text:span><text:span text:style-name="T45">modificaAnimale</text:span><text:span text:style-name="T22">(</text:span><text:span text:style-name="T59">@RequestBody </text:span><text:span text:style-name="T14">Animale2 </text:span><text:span text:style-name="T22">animale) {</text:span><text:line-break/><text:span text:style-name="T22"> <text:s text:c="7"/></text:span><text:span text:style-name="T6">return </text:span><text:span text:style-name="T37">service</text:span><text:span text:style-name="T22">.modificaAnimale(animale);</text:span><text:line-break/><text:span text:style-name="T22"> <text:s text:c="3"/>}</text:span><text:line-break/><text:line-break/><text:span text:style-name="T22"> <text:s text:c="3"/></text:span><text:span text:style-name="T59">@DeleteMapping</text:span><text:span text:style-name="T22">(</text:span><text:span text:style-name="T52">"/animali"</text:span><text:span text:style-name="T22">)</text:span><text:line-break/><text:span text:style-name="T22"> <text:s text:c="3"/></text:span><text:span text:style-name="T6">public </text:span><text:span text:style-name="T14">Animale2 </text:span><text:span text:style-name="T45">cancellaAnimale</text:span><text:span text:style-name="T22">(</text:span><text:span text:style-name="T59">@RequestBody </text:span><text:span text:style-name="T14">Animale2 </text:span><text:span text:style-name="T22">animale) {</text:span><text:line-break/><text:span text:style-name="T22"> <text:s text:c="7"/></text:span><text:span text:style-name="T6">return </text:span><text:span text:style-name="T37">service</text:span><text:span text:style-name="T22">.cancellaAnimale(animale);</text:span><text:line-break/><text:span text:style-name="T22"> <text:s text:c="3"/>}</text:span><text:line-break/><text:span text:style-name="T22">}</text:span></text:p>
      <text:p text:style-name="P119"/>
      <text:p text:style-name="P119"/>
      <text:p text:style-name="P117">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17"/>
      <text:p text:style-name="P1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1T16:00:29.019000000</dc:date>
    <meta:editing-duration>PT15H38M54S</meta:editing-duration>
    <meta:editing-cycles>40</meta:editing-cycles>
    <meta:generator>LibreOffice/7.2.7.2$Windows_X86_64 LibreOffice_project/8d71d29d553c0f7dcbfa38fbfda25ee34cce99a2</meta:generator>
    <meta:document-statistic meta:table-count="0" meta:image-count="24" meta:object-count="0" meta:page-count="26" meta:paragraph-count="205" meta:word-count="3607" meta:character-count="32485" meta:non-whitespace-character-count="27278"/>
  </office:meta>
</office:document-meta>
</file>